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181in"/>
    </style:style>
    <style:style style:name="co2" style:family="table-column">
      <style:table-column-properties fo:break-before="auto" style:column-width="0.939in"/>
    </style:style>
    <style:style style:name="co3" style:family="table-column">
      <style:table-column-properties fo:break-before="auto" style:column-width="0.9701in"/>
    </style:style>
    <style:style style:name="co4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table:style-name="ce1" office:value-type="string">
            <text:p>Frecuencia</text:p>
          </table:table-cell>
          <table:table-cell table:style-name="ce1" office:value-type="string">
            <text:p>Palabra</text:p>
          </table:table-cell>
          <table:table-cell table:style-name="ce1" office:value-type="string">
            <text:p>Eval. Positiva</text:p>
          </table:table-cell>
          <table:table-cell table:style-name="ce1" office:value-type="string">
            <text:p>Eval. Negativa</text:p>
          </table:table-cell>
        </table:table-row>
        <table:table-row table:style-name="ro1">
          <table:table-cell office:value-type="float" office:value="35406">
            <text:p>35406</text:p>
          </table:table-cell>
          <table:table-cell office:value-type="string">
            <text:p>abaj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50174">
            <text:p>150174</text:p>
          </table:table-cell>
          <table:table-cell office:value-type="string">
            <text:p>abraz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8605">
            <text:p>38605</text:p>
          </table:table-cell>
          <table:table-cell office:value-type="string">
            <text:p>abril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0541">
            <text:p>30541</text:p>
          </table:table-cell>
          <table:table-cell office:value-type="string">
            <text:p>aburrid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19673">
            <text:p>219673</text:p>
          </table:table-cell>
          <table:table-cell office:value-type="string">
            <text:p>ac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63759">
            <text:p>163759</text:p>
          </table:table-cell>
          <table:table-cell office:value-type="string">
            <text:p>acá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0649">
            <text:p>50649</text:p>
          </table:table-cell>
          <table:table-cell office:value-type="string">
            <text:p>acab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2832">
            <text:p>102832</text:p>
          </table:table-cell>
          <table:table-cell office:value-type="string">
            <text:p>acab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2469">
            <text:p>32469</text:p>
          </table:table-cell>
          <table:table-cell office:value-type="string">
            <text:p>act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7947">
            <text:p>97947</text:p>
          </table:table-cell>
          <table:table-cell office:value-type="string">
            <text:p>acuerd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4225">
            <text:p>34225</text:p>
          </table:table-cell>
          <table:table-cell office:value-type="string">
            <text:p>adelant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4897">
            <text:p>34897</text:p>
          </table:table-cell>
          <table:table-cell office:value-type="string">
            <text:p>adema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2585">
            <text:p>42585</text:p>
          </table:table-cell>
          <table:table-cell office:value-type="string">
            <text:p>ademá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4101">
            <text:p>44101</text:p>
          </table:table-cell>
          <table:table-cell office:value-type="string">
            <text:p>adentr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3948">
            <text:p>53948</text:p>
          </table:table-cell>
          <table:table-cell office:value-type="string">
            <text:p>afuer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3060">
            <text:p>83060</text:p>
          </table:table-cell>
          <table:table-cell office:value-type="string">
            <text:p>agu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6743">
            <text:p>86743</text:p>
          </table:table-cell>
          <table:table-cell office:value-type="string">
            <text:p>aguant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50390">
            <text:p>150390</text:p>
          </table:table-cell>
          <table:table-cell office:value-type="string">
            <text:p>ah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5812">
            <text:p>35812</text:p>
          </table:table-cell>
          <table:table-cell office:value-type="string">
            <text:p>ahh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0258">
            <text:p>30258</text:p>
          </table:table-cell>
          <table:table-cell office:value-type="string">
            <text:p>ahhh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72583">
            <text:p>172583</text:p>
          </table:table-cell>
          <table:table-cell office:value-type="string">
            <text:p>ahi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7131">
            <text:p>137131</text:p>
          </table:table-cell>
          <table:table-cell office:value-type="string">
            <text:p>ahí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03605">
            <text:p>803605</text:p>
          </table:table-cell>
          <table:table-cell office:value-type="string">
            <text:p>ahor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1633">
            <text:p>91633</text:p>
          </table:table-cell>
          <table:table-cell office:value-type="string">
            <text:p>air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15124">
            <text:p>215124</text:p>
          </table:table-cell>
          <table:table-cell office:value-type="string">
            <text:p>aire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7857">
            <text:p>37857</text:p>
          </table:table-cell>
          <table:table-cell office:value-type="string">
            <text:p>álbum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9935">
            <text:p>39935</text:p>
          </table:table-cell>
          <table:table-cell office:value-type="string">
            <text:p>al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0843">
            <text:p>40843</text:p>
          </table:table-cell>
          <table:table-cell office:value-type="string">
            <text:p>alejandr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61774">
            <text:p>461774</text:p>
          </table:table-cell>
          <table:table-cell office:value-type="string">
            <text:p>alg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97963">
            <text:p>297963</text:p>
          </table:table-cell>
          <table:table-cell office:value-type="string">
            <text:p>alguie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3965">
            <text:p>73965</text:p>
          </table:table-cell>
          <table:table-cell office:value-type="string">
            <text:p>algu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5592">
            <text:p>65592</text:p>
          </table:table-cell>
          <table:table-cell office:value-type="string">
            <text:p>algú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18961">
            <text:p>118961</text:p>
          </table:table-cell>
          <table:table-cell office:value-type="string">
            <text:p>algun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9424">
            <text:p>49424</text:p>
          </table:table-cell>
          <table:table-cell office:value-type="string">
            <text:p>alguna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7930">
            <text:p>77930</text:p>
          </table:table-cell>
          <table:table-cell office:value-type="string">
            <text:p>alguno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3140">
            <text:p>43140</text:p>
          </table:table-cell>
          <table:table-cell office:value-type="string">
            <text:p>all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2667">
            <text:p>42667</text:p>
          </table:table-cell>
          <table:table-cell office:value-type="string">
            <text:p>allá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0573">
            <text:p>40573</text:p>
          </table:table-cell>
          <table:table-cell office:value-type="string">
            <text:p>alm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7658">
            <text:p>37658</text:p>
          </table:table-cell>
          <table:table-cell office:value-type="string">
            <text:p>alt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9622">
            <text:p>39622</text:p>
          </table:table-cell>
          <table:table-cell office:value-type="string">
            <text:p>alt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5199">
            <text:p>105199</text:p>
          </table:table-cell>
          <table:table-cell office:value-type="string">
            <text:p>am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8133">
            <text:p>38133</text:p>
          </table:table-cell>
          <table:table-cell office:value-type="string">
            <text:p>amazing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3292">
            <text:p>33292</text:p>
          </table:table-cell>
          <table:table-cell office:value-type="string">
            <text:p>americ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24927">
            <text:p>124927</text:p>
          </table:table-cell>
          <table:table-cell office:value-type="string">
            <text:p>amig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7174">
            <text:p>37174</text:p>
          </table:table-cell>
          <table:table-cell office:value-type="string">
            <text:p>amiga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61589">
            <text:p>161589</text:p>
          </table:table-cell>
          <table:table-cell office:value-type="string">
            <text:p>amig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75530">
            <text:p>175530</text:p>
          </table:table-cell>
          <table:table-cell office:value-type="string">
            <text:p>amigo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16871">
            <text:p>216871</text:p>
          </table:table-cell>
          <table:table-cell office:value-type="string">
            <text:p>am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12137">
            <text:p>212137</text:p>
          </table:table-cell>
          <table:table-cell office:value-type="string">
            <text:p>amo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20021">
            <text:p>120021</text:p>
          </table:table-cell>
          <table:table-cell office:value-type="string">
            <text:p>and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0606">
            <text:p>50606</text:p>
          </table:table-cell>
          <table:table-cell office:value-type="string">
            <text:p>anda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9761">
            <text:p>39761</text:p>
          </table:table-cell>
          <table:table-cell office:value-type="string">
            <text:p>android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88535">
            <text:p>288535</text:p>
          </table:table-cell>
          <table:table-cell office:value-type="string">
            <text:p>añ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5063">
            <text:p>65063</text:p>
          </table:table-cell>
          <table:table-cell office:value-type="string">
            <text:p>anoch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09274">
            <text:p>309274</text:p>
          </table:table-cell>
          <table:table-cell office:value-type="string">
            <text:p>año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6245">
            <text:p>66245</text:p>
          </table:table-cell>
          <table:table-cell office:value-type="string">
            <text:p>ant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13101">
            <text:p>213101</text:p>
          </table:table-cell>
          <table:table-cell office:value-type="string">
            <text:p>ante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0327">
            <text:p>30327</text:p>
          </table:table-cell>
          <table:table-cell office:value-type="string">
            <text:p>aparec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5607">
            <text:p>45607</text:p>
          </table:table-cell>
          <table:table-cell office:value-type="string">
            <text:p>apoy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6823">
            <text:p>36823</text:p>
          </table:table-cell>
          <table:table-cell office:value-type="string">
            <text:p>appl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5253">
            <text:p>55253</text:p>
          </table:table-cell>
          <table:table-cell office:value-type="string">
            <text:p>aqui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3358">
            <text:p>53358</text:p>
          </table:table-cell>
          <table:table-cell office:value-type="string">
            <text:p>aquí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16405">
            <text:p>216405</text:p>
          </table:table-cell>
          <table:table-cell office:value-type="string">
            <text:p>ar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3595">
            <text:p>103595</text:p>
          </table:table-cell>
          <table:table-cell office:value-type="string">
            <text:p>arg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08795">
            <text:p>608795</text:p>
          </table:table-cell>
          <table:table-cell office:value-type="string">
            <text:p>argentin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0907">
            <text:p>90907</text:p>
          </table:table-cell>
          <table:table-cell office:value-type="string">
            <text:p>argentin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2725">
            <text:p>62725</text:p>
          </table:table-cell>
          <table:table-cell office:value-type="string">
            <text:p>argentino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9834">
            <text:p>69834</text:p>
          </table:table-cell>
          <table:table-cell office:value-type="string">
            <text:p>arrib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8835">
            <text:p>38835</text:p>
          </table:table-cell>
          <table:table-cell office:value-type="string">
            <text:p>art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3397">
            <text:p>133397</text:p>
          </table:table-cell>
          <table:table-cell office:value-type="string">
            <text:p>a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1337">
            <text:p>41337</text:p>
          </table:table-cell>
          <table:table-cell office:value-type="string">
            <text:p>asad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0667">
            <text:p>30667</text:p>
          </table:table-cell>
          <table:table-cell office:value-type="string">
            <text:p>asc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21742">
            <text:p>321742</text:p>
          </table:table-cell>
          <table:table-cell office:value-type="string">
            <text:p>asi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38315">
            <text:p>238315</text:p>
          </table:table-cell>
          <table:table-cell office:value-type="string">
            <text:p>así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5281">
            <text:p>45281</text:p>
          </table:table-cell>
          <table:table-cell office:value-type="string">
            <text:p>au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1221">
            <text:p>41221</text:p>
          </table:table-cell>
          <table:table-cell office:value-type="string">
            <text:p>aú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8895">
            <text:p>108895</text:p>
          </table:table-cell>
          <table:table-cell office:value-type="string">
            <text:p>aunqu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4166">
            <text:p>64166</text:p>
          </table:table-cell>
          <table:table-cell office:value-type="string">
            <text:p>aut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3940">
            <text:p>43940</text:p>
          </table:table-cell>
          <table:table-cell office:value-type="string">
            <text:p>avata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7087">
            <text:p>37087</text:p>
          </table:table-cell>
          <table:table-cell office:value-type="string">
            <text:p>avis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3771">
            <text:p>33771</text:p>
          </table:table-cell>
          <table:table-cell office:value-type="string">
            <text:p>awesom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1681">
            <text:p>71681</text:p>
          </table:table-cell>
          <table:table-cell office:value-type="string">
            <text:p>ay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96668">
            <text:p>196668</text:p>
          </table:table-cell>
          <table:table-cell office:value-type="string">
            <text:p>aye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6765">
            <text:p>56765</text:p>
          </table:table-cell>
          <table:table-cell office:value-type="string">
            <text:p>ayud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4917">
            <text:p>34917</text:p>
          </table:table-cell>
          <table:table-cell office:value-type="string">
            <text:p>baby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354">
            <text:p>31354</text:p>
          </table:table-cell>
          <table:table-cell office:value-type="string">
            <text:p>bailand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4008">
            <text:p>34008</text:p>
          </table:table-cell>
          <table:table-cell office:value-type="string">
            <text:p>baila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5368">
            <text:p>35368</text:p>
          </table:table-cell>
          <table:table-cell office:value-type="string">
            <text:p>baj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4382">
            <text:p>34382</text:p>
          </table:table-cell>
          <table:table-cell office:value-type="string">
            <text:p>baja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2163">
            <text:p>62163</text:p>
          </table:table-cell>
          <table:table-cell office:value-type="string">
            <text:p>baj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8423">
            <text:p>98423</text:p>
          </table:table-cell>
          <table:table-cell office:value-type="string">
            <text:p>banc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1371">
            <text:p>61371</text:p>
          </table:table-cell>
          <table:table-cell office:value-type="string">
            <text:p>band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7037">
            <text:p>37037</text:p>
          </table:table-cell>
          <table:table-cell office:value-type="string">
            <text:p>ba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569">
            <text:p>31569</text:p>
          </table:table-cell>
          <table:table-cell office:value-type="string">
            <text:p>barcelon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9409">
            <text:p>39409</text:p>
          </table:table-cell>
          <table:table-cell office:value-type="string">
            <text:p>barri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1202">
            <text:p>61202</text:p>
          </table:table-cell>
          <table:table-cell office:value-type="string">
            <text:p>bast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5492">
            <text:p>55492</text:p>
          </table:table-cell>
          <table:table-cell office:value-type="string">
            <text:p>bastant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80535">
            <text:p>180535</text:p>
          </table:table-cell>
          <table:table-cell office:value-type="string">
            <text:p>b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12084">
            <text:p>112084</text:p>
          </table:table-cell>
          <table:table-cell office:value-type="string">
            <text:p>bes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47871">
            <text:p>147871</text:p>
          </table:table-cell>
          <table:table-cell office:value-type="string">
            <text:p>beso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7192">
            <text:p>37192</text:p>
          </table:table-cell>
          <table:table-cell office:value-type="string">
            <text:p>biebe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57028">
            <text:p>757028</text:p>
          </table:table-cell>
          <table:table-cell office:value-type="string">
            <text:p>bie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415">
            <text:p>31415</text:p>
          </table:table-cell>
          <table:table-cell office:value-type="string">
            <text:p>bienvenid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991">
            <text:p>31991</text:p>
          </table:table-cell>
          <table:table-cell office:value-type="string">
            <text:p>bienvenid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8343">
            <text:p>38343</text:p>
          </table:table-cell>
          <table:table-cell office:value-type="string">
            <text:p>black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8487">
            <text:p>38487</text:p>
          </table:table-cell>
          <table:table-cell office:value-type="string">
            <text:p>blackberry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137">
            <text:p>31137</text:p>
          </table:table-cell>
          <table:table-cell office:value-type="string">
            <text:p>blanc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41234">
            <text:p>141234</text:p>
          </table:table-cell>
          <table:table-cell office:value-type="string">
            <text:p>blog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65240">
            <text:p>165240</text:p>
          </table:table-cell>
          <table:table-cell office:value-type="string">
            <text:p>boc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269">
            <text:p>31269</text:p>
          </table:table-cell>
          <table:table-cell office:value-type="string">
            <text:p>bol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3055">
            <text:p>33055</text:p>
          </table:table-cell>
          <table:table-cell office:value-type="string">
            <text:p>bolud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2486">
            <text:p>42486</text:p>
          </table:table-cell>
          <table:table-cell office:value-type="string">
            <text:p>bolud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4498">
            <text:p>74498</text:p>
          </table:table-cell>
          <table:table-cell office:value-type="string">
            <text:p>brasil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3447">
            <text:p>53447</text:p>
          </table:table-cell>
          <table:table-cell office:value-type="string">
            <text:p>b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5150">
            <text:p>65150</text:p>
          </table:table-cell>
          <table:table-cell office:value-type="string">
            <text:p>bu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32506">
            <text:p>532506</text:p>
          </table:table-cell>
          <table:table-cell office:value-type="string">
            <text:p>bue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37245">
            <text:p>337245</text:p>
          </table:table-cell>
          <table:table-cell office:value-type="string">
            <text:p>buen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89866">
            <text:p>189866</text:p>
          </table:table-cell>
          <table:table-cell office:value-type="string">
            <text:p>buena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9513">
            <text:p>39513</text:p>
          </table:table-cell>
          <table:table-cell office:value-type="string">
            <text:p>buenisim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97056">
            <text:p>597056</text:p>
          </table:table-cell>
          <table:table-cell office:value-type="string">
            <text:p>buen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62535">
            <text:p>362535</text:p>
          </table:table-cell>
          <table:table-cell office:value-type="string">
            <text:p>bueno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4634">
            <text:p>44634</text:p>
          </table:table-cell>
          <table:table-cell office:value-type="string">
            <text:p>busc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7627">
            <text:p>47627</text:p>
          </table:table-cell>
          <table:table-cell office:value-type="string">
            <text:p>buscand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7041">
            <text:p>57041</text:p>
          </table:table-cell>
          <table:table-cell office:value-type="string">
            <text:p>busca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6215">
            <text:p>96215</text:p>
          </table:table-cell>
          <table:table-cell office:value-type="string">
            <text:p>cabez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35244">
            <text:p>235244</text:p>
          </table:table-cell>
          <table:table-cell office:value-type="string">
            <text:p>cad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0772">
            <text:p>40772</text:p>
          </table:table-cell>
          <table:table-cell office:value-type="string">
            <text:p>ca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5709">
            <text:p>35709</text:p>
          </table:table-cell>
          <table:table-cell office:value-type="string">
            <text:p>café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7840">
            <text:p>77840</text:p>
          </table:table-cell>
          <table:table-cell office:value-type="string">
            <text:p>call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4359">
            <text:p>94359</text:p>
          </table:table-cell>
          <table:table-cell office:value-type="string">
            <text:p>calo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6654">
            <text:p>66654</text:p>
          </table:table-cell>
          <table:table-cell office:value-type="string">
            <text:p>cam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5031">
            <text:p>55031</text:p>
          </table:table-cell>
          <table:table-cell office:value-type="string">
            <text:p>cambia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9375">
            <text:p>89375</text:p>
          </table:table-cell>
          <table:table-cell office:value-type="string">
            <text:p>cambi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1946">
            <text:p>61946</text:p>
          </table:table-cell>
          <table:table-cell office:value-type="string">
            <text:p>camin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3865">
            <text:p>53865</text:p>
          </table:table-cell>
          <table:table-cell office:value-type="string">
            <text:p>campañ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6237">
            <text:p>36237</text:p>
          </table:table-cell>
          <table:table-cell office:value-type="string">
            <text:p>camp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11193">
            <text:p>111193</text:p>
          </table:table-cell>
          <table:table-cell office:value-type="string">
            <text:p>canal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9464">
            <text:p>49464</text:p>
          </table:table-cell>
          <table:table-cell office:value-type="string">
            <text:p>canch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2929">
            <text:p>42929</text:p>
          </table:table-cell>
          <table:table-cell office:value-type="string">
            <text:p>cancio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2506">
            <text:p>42506</text:p>
          </table:table-cell>
          <table:table-cell office:value-type="string">
            <text:p>canció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7944">
            <text:p>37944</text:p>
          </table:table-cell>
          <table:table-cell office:value-type="string">
            <text:p>cancione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6314">
            <text:p>36314</text:p>
          </table:table-cell>
          <table:table-cell office:value-type="string">
            <text:p>capaz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3979">
            <text:p>63979</text:p>
          </table:table-cell>
          <table:table-cell office:value-type="string">
            <text:p>capital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10390">
            <text:p>110390</text:p>
          </table:table-cell>
          <table:table-cell office:value-type="string">
            <text:p>car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8121">
            <text:p>68121</text:p>
          </table:table-cell>
          <table:table-cell office:value-type="string">
            <text:p>caraj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815">
            <text:p>31815</text:p>
          </table:table-cell>
          <table:table-cell office:value-type="string">
            <text:p>carg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5783">
            <text:p>55783</text:p>
          </table:table-cell>
          <table:table-cell office:value-type="string">
            <text:p>carlo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904">
            <text:p>31904</text:p>
          </table:table-cell>
          <table:table-cell office:value-type="string">
            <text:p>carrer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86748">
            <text:p>386748</text:p>
          </table:table-cell>
          <table:table-cell office:value-type="string">
            <text:p>cas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49029">
            <text:p>149029</text:p>
          </table:table-cell>
          <table:table-cell office:value-type="string">
            <text:p>casi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2251">
            <text:p>72251</text:p>
          </table:table-cell>
          <table:table-cell office:value-type="string">
            <text:p>cas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4723">
            <text:p>44723</text:p>
          </table:table-cell>
          <table:table-cell office:value-type="string">
            <text:p>celula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5829">
            <text:p>35829</text:p>
          </table:table-cell>
          <table:table-cell office:value-type="string">
            <text:p>cen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4895">
            <text:p>34895</text:p>
          </table:table-cell>
          <table:table-cell office:value-type="string">
            <text:p>central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7557">
            <text:p>57557</text:p>
          </table:table-cell>
          <table:table-cell office:value-type="string">
            <text:p>centr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2613">
            <text:p>62613</text:p>
          </table:table-cell>
          <table:table-cell office:value-type="string">
            <text:p>cerc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4767">
            <text:p>34767</text:p>
          </table:table-cell>
          <table:table-cell office:value-type="string">
            <text:p>cfk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7484">
            <text:p>37484</text:p>
          </table:table-cell>
          <table:table-cell office:value-type="string">
            <text:p>charl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0514">
            <text:p>30514</text:p>
          </table:table-cell>
          <table:table-cell office:value-type="string">
            <text:p>chat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6785">
            <text:p>86785</text:p>
          </table:table-cell>
          <table:table-cell office:value-type="string">
            <text:p>chau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31562">
            <text:p>231562</text:p>
          </table:table-cell>
          <table:table-cell office:value-type="string">
            <text:p>ch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2968">
            <text:p>52968</text:p>
          </table:table-cell>
          <table:table-cell office:value-type="string">
            <text:p>chic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3549">
            <text:p>73549</text:p>
          </table:table-cell>
          <table:table-cell office:value-type="string">
            <text:p>chica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2933">
            <text:p>42933</text:p>
          </table:table-cell>
          <table:table-cell office:value-type="string">
            <text:p>chic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18989">
            <text:p>118989</text:p>
          </table:table-cell>
          <table:table-cell office:value-type="string">
            <text:p>chico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3699">
            <text:p>83699</text:p>
          </table:table-cell>
          <table:table-cell office:value-type="string">
            <text:p>chil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2023">
            <text:p>32023</text:p>
          </table:table-cell>
          <table:table-cell office:value-type="string">
            <text:p>chist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4912">
            <text:p>34912</text:p>
          </table:table-cell>
          <table:table-cell office:value-type="string">
            <text:p>ciel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5765">
            <text:p>65765</text:p>
          </table:table-cell>
          <table:table-cell office:value-type="string">
            <text:p>ciert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5163">
            <text:p>75163</text:p>
          </table:table-cell>
          <table:table-cell office:value-type="string">
            <text:p>cin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3102">
            <text:p>33102</text:p>
          </table:table-cell>
          <table:table-cell office:value-type="string">
            <text:p>city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22064">
            <text:p>122064</text:p>
          </table:table-cell>
          <table:table-cell office:value-type="string">
            <text:p>ciudad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8388">
            <text:p>38388</text:p>
          </table:table-cell>
          <table:table-cell office:value-type="string">
            <text:p>clarí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18396">
            <text:p>118396</text:p>
          </table:table-cell>
          <table:table-cell office:value-type="string">
            <text:p>clar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2201">
            <text:p>52201</text:p>
          </table:table-cell>
          <table:table-cell office:value-type="string">
            <text:p>clas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5923">
            <text:p>45923</text:p>
          </table:table-cell>
          <table:table-cell office:value-type="string">
            <text:p>clase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4275">
            <text:p>104275</text:p>
          </table:table-cell>
          <table:table-cell office:value-type="string">
            <text:p>club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9046">
            <text:p>39046</text:p>
          </table:table-cell>
          <table:table-cell office:value-type="string">
            <text:p>colegi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4583">
            <text:p>34583</text:p>
          </table:table-cell>
          <table:table-cell office:value-type="string">
            <text:p>colo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2269">
            <text:p>82269</text:p>
          </table:table-cell>
          <table:table-cell office:value-type="string">
            <text:p>com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750">
            <text:p>31750</text:p>
          </table:table-cell>
          <table:table-cell office:value-type="string">
            <text:p>comentari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3578">
            <text:p>33578</text:p>
          </table:table-cell>
          <table:table-cell office:value-type="string">
            <text:p>comentario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11964">
            <text:p>111964</text:p>
          </table:table-cell>
          <table:table-cell office:value-type="string">
            <text:p>come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4257">
            <text:p>44257</text:p>
          </table:table-cell>
          <table:table-cell office:value-type="string">
            <text:p>comid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8437">
            <text:p>38437</text:p>
          </table:table-cell>
          <table:table-cell office:value-type="string">
            <text:p>comiend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6550">
            <text:p>36550</text:p>
          </table:table-cell>
          <table:table-cell office:value-type="string">
            <text:p>comienz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0730">
            <text:p>70730</text:p>
          </table:table-cell>
          <table:table-cell office:value-type="string">
            <text:p>compra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3120">
            <text:p>33120</text:p>
          </table:table-cell>
          <table:table-cell office:value-type="string">
            <text:p>concurs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230">
            <text:p>31230</text:p>
          </table:table-cell>
          <table:table-cell office:value-type="string">
            <text:p>congres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7645">
            <text:p>47645</text:p>
          </table:table-cell>
          <table:table-cell office:value-type="string">
            <text:p>conmig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9309">
            <text:p>39309</text:p>
          </table:table-cell>
          <table:table-cell office:value-type="string">
            <text:p>conoce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6620">
            <text:p>36620</text:p>
          </table:table-cell>
          <table:table-cell office:value-type="string">
            <text:p>conozc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7562">
            <text:p>77562</text:p>
          </table:table-cell>
          <table:table-cell office:value-type="string">
            <text:p>cont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74949">
            <text:p>174949</text:p>
          </table:table-cell>
          <table:table-cell office:value-type="string">
            <text:p>contr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5160">
            <text:p>35160</text:p>
          </table:table-cell>
          <table:table-cell office:value-type="string">
            <text:p>cool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9527">
            <text:p>59527</text:p>
          </table:table-cell>
          <table:table-cell office:value-type="string">
            <text:p>cop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9100">
            <text:p>39100</text:p>
          </table:table-cell>
          <table:table-cell office:value-type="string">
            <text:p>corazo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4146">
            <text:p>54146</text:p>
          </table:table-cell>
          <table:table-cell office:value-type="string">
            <text:p>corazó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5717">
            <text:p>35717</text:p>
          </table:table-cell>
          <table:table-cell office:value-type="string">
            <text:p>cordob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5714">
            <text:p>45714</text:p>
          </table:table-cell>
          <table:table-cell office:value-type="string">
            <text:p>córdob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3068">
            <text:p>33068</text:p>
          </table:table-cell>
          <table:table-cell office:value-type="string">
            <text:p>corriente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0068">
            <text:p>40068</text:p>
          </table:table-cell>
          <table:table-cell office:value-type="string">
            <text:p>cort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519">
            <text:p>31519</text:p>
          </table:table-cell>
          <table:table-cell office:value-type="string">
            <text:p>cort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2322">
            <text:p>132322</text:p>
          </table:table-cell>
          <table:table-cell office:value-type="string">
            <text:p>cos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83482">
            <text:p>283482</text:p>
          </table:table-cell>
          <table:table-cell office:value-type="string">
            <text:p>cosa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9310">
            <text:p>39310</text:p>
          </table:table-cell>
          <table:table-cell office:value-type="string">
            <text:p>cost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632">
            <text:p>31632</text:p>
          </table:table-cell>
          <table:table-cell office:value-type="string">
            <text:p>cre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3759">
            <text:p>73759</text:p>
          </table:table-cell>
          <table:table-cell office:value-type="string">
            <text:p>cree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05353">
            <text:p>305353</text:p>
          </table:table-cell>
          <table:table-cell office:value-type="string">
            <text:p>cre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1533">
            <text:p>51533</text:p>
          </table:table-cell>
          <table:table-cell office:value-type="string">
            <text:p>cri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2196">
            <text:p>92196</text:p>
          </table:table-cell>
          <table:table-cell office:value-type="string">
            <text:p>cristia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7308">
            <text:p>87308</text:p>
          </table:table-cell>
          <table:table-cell office:value-type="string">
            <text:p>cristin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003">
            <text:p>31003</text:p>
          </table:table-cell>
          <table:table-cell office:value-type="string">
            <text:p>cruz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10686">
            <text:p>110686</text:p>
          </table:table-cell>
          <table:table-cell office:value-type="string">
            <text:p>cual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3511">
            <text:p>33511</text:p>
          </table:table-cell>
          <table:table-cell office:value-type="string">
            <text:p>cuál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6857">
            <text:p>96857</text:p>
          </table:table-cell>
          <table:table-cell office:value-type="string">
            <text:p>cualquie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1062">
            <text:p>41062</text:p>
          </table:table-cell>
          <table:table-cell office:value-type="string">
            <text:p>cualquier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8407">
            <text:p>68407</text:p>
          </table:table-cell>
          <table:table-cell office:value-type="string">
            <text:p>cuant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225">
            <text:p>31225</text:p>
          </table:table-cell>
          <table:table-cell office:value-type="string">
            <text:p>cuanto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4128">
            <text:p>204128</text:p>
          </table:table-cell>
          <table:table-cell office:value-type="string">
            <text:p>cuent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9026">
            <text:p>49026</text:p>
          </table:table-cell>
          <table:table-cell office:value-type="string">
            <text:p>cuent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6381">
            <text:p>36381</text:p>
          </table:table-cell>
          <table:table-cell office:value-type="string">
            <text:p>cuerp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966">
            <text:p>31966</text:p>
          </table:table-cell>
          <table:table-cell office:value-type="string">
            <text:p>cuest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8594">
            <text:p>38594</text:p>
          </table:table-cell>
          <table:table-cell office:value-type="string">
            <text:p>cul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7749">
            <text:p>47749</text:p>
          </table:table-cell>
          <table:table-cell office:value-type="string">
            <text:p>culp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60484">
            <text:p>160484</text:p>
          </table:table-cell>
          <table:table-cell office:value-type="string">
            <text:p>cumpl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8319">
            <text:p>68319</text:p>
          </table:table-cell>
          <table:table-cell office:value-type="string">
            <text:p>cumpleaño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5036">
            <text:p>35036</text:p>
          </table:table-cell>
          <table:table-cell office:value-type="string">
            <text:p>curs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63746">
            <text:p>263746</text:p>
          </table:table-cell>
          <table:table-cell office:value-type="string">
            <text:p>d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50767">
            <text:p>150767</text:p>
          </table:table-cell>
          <table:table-cell office:value-type="string">
            <text:p>dal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7871">
            <text:p>87871</text:p>
          </table:table-cell>
          <table:table-cell office:value-type="string">
            <text:p>da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9551">
            <text:p>39551</text:p>
          </table:table-cell>
          <table:table-cell office:value-type="string">
            <text:p>dand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2708">
            <text:p>102708</text:p>
          </table:table-cell>
          <table:table-cell office:value-type="string">
            <text:p>da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5361">
            <text:p>55361</text:p>
          </table:table-cell>
          <table:table-cell office:value-type="string">
            <text:p>da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0820">
            <text:p>40820</text:p>
          </table:table-cell>
          <table:table-cell office:value-type="string">
            <text:p>dato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9106">
            <text:p>39106</text:p>
          </table:table-cell>
          <table:table-cell office:value-type="string">
            <text:p>david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19133">
            <text:p>119133</text:p>
          </table:table-cell>
          <table:table-cell office:value-type="string">
            <text:p>day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7946">
            <text:p>37946</text:p>
          </table:table-cell>
          <table:table-cell office:value-type="string">
            <text:p>debat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5491">
            <text:p>105491</text:p>
          </table:table-cell>
          <table:table-cell office:value-type="string">
            <text:p>deb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0745">
            <text:p>40745</text:p>
          </table:table-cell>
          <table:table-cell office:value-type="string">
            <text:p>deberí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97341">
            <text:p>197341</text:p>
          </table:table-cell>
          <table:table-cell office:value-type="string">
            <text:p>deci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2693">
            <text:p>42693</text:p>
          </table:table-cell>
          <table:table-cell office:value-type="string">
            <text:p>deci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5410">
            <text:p>95410</text:p>
          </table:table-cell>
          <table:table-cell office:value-type="string">
            <text:p>dej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6246">
            <text:p>76246</text:p>
          </table:table-cell>
          <table:table-cell office:value-type="string">
            <text:p>deja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4028">
            <text:p>34028</text:p>
          </table:table-cell>
          <table:table-cell office:value-type="string">
            <text:p>dej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2451">
            <text:p>32451</text:p>
          </table:table-cell>
          <table:table-cell office:value-type="string">
            <text:p>deje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6419">
            <text:p>76419</text:p>
          </table:table-cell>
          <table:table-cell office:value-type="string">
            <text:p>dej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9685">
            <text:p>59685</text:p>
          </table:table-cell>
          <table:table-cell office:value-type="string">
            <text:p>demasiad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1012">
            <text:p>51012</text:p>
          </table:table-cell>
          <table:table-cell office:value-type="string">
            <text:p>dentr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8893">
            <text:p>38893</text:p>
          </table:table-cell>
          <table:table-cell office:value-type="string">
            <text:p>derech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06873">
            <text:p>406873</text:p>
          </table:table-cell>
          <table:table-cell office:value-type="string">
            <text:p>desd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6378">
            <text:p>36378</text:p>
          </table:table-cell>
          <table:table-cell office:value-type="string">
            <text:p>dese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62655">
            <text:p>162655</text:p>
          </table:table-cell>
          <table:table-cell office:value-type="string">
            <text:p>despue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62411">
            <text:p>162411</text:p>
          </table:table-cell>
          <table:table-cell office:value-type="string">
            <text:p>despué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9786">
            <text:p>59786</text:p>
          </table:table-cell>
          <table:table-cell office:value-type="string">
            <text:p>di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75990">
            <text:p>575990</text:p>
          </table:table-cell>
          <table:table-cell office:value-type="string">
            <text:p>di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05369">
            <text:p>605369</text:p>
          </table:table-cell>
          <table:table-cell office:value-type="string">
            <text:p>dí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3266">
            <text:p>73266</text:p>
          </table:table-cell>
          <table:table-cell office:value-type="string">
            <text:p>diari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66415">
            <text:p>166415</text:p>
          </table:table-cell>
          <table:table-cell office:value-type="string">
            <text:p>dia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83437">
            <text:p>183437</text:p>
          </table:table-cell>
          <table:table-cell office:value-type="string">
            <text:p>día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61828">
            <text:p>261828</text:p>
          </table:table-cell>
          <table:table-cell office:value-type="string">
            <text:p>dic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6577">
            <text:p>136577</text:p>
          </table:table-cell>
          <table:table-cell office:value-type="string">
            <text:p>dice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6323">
            <text:p>46323</text:p>
          </table:table-cell>
          <table:table-cell office:value-type="string">
            <text:p>dich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6139">
            <text:p>36139</text:p>
          </table:table-cell>
          <table:table-cell office:value-type="string">
            <text:p>diciembr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2978">
            <text:p>32978</text:p>
          </table:table-cell>
          <table:table-cell office:value-type="string">
            <text:p>diciend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7823">
            <text:p>67823</text:p>
          </table:table-cell>
          <table:table-cell office:value-type="string">
            <text:p>dieg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6604">
            <text:p>36604</text:p>
          </table:table-cell>
          <table:table-cell office:value-type="string">
            <text:p>diero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3341">
            <text:p>33341</text:p>
          </table:table-cell>
          <table:table-cell office:value-type="string">
            <text:p>dificil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8307">
            <text:p>38307</text:p>
          </table:table-cell>
          <table:table-cell office:value-type="string">
            <text:p>dig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3427">
            <text:p>43427</text:p>
          </table:table-cell>
          <table:table-cell office:value-type="string">
            <text:p>digital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8872">
            <text:p>138872</text:p>
          </table:table-cell>
          <table:table-cell office:value-type="string">
            <text:p>dig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3227">
            <text:p>93227</text:p>
          </table:table-cell>
          <table:table-cell office:value-type="string">
            <text:p>dij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6530">
            <text:p>36530</text:p>
          </table:table-cell>
          <table:table-cell office:value-type="string">
            <text:p>dijero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89639">
            <text:p>189639</text:p>
          </table:table-cell>
          <table:table-cell office:value-type="string">
            <text:p>dij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5068">
            <text:p>35068</text:p>
          </table:table-cell>
          <table:table-cell office:value-type="string">
            <text:p>diner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5494">
            <text:p>65494</text:p>
          </table:table-cell>
          <table:table-cell office:value-type="string">
            <text:p>di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81865">
            <text:p>181865</text:p>
          </table:table-cell>
          <table:table-cell office:value-type="string">
            <text:p>dio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4425">
            <text:p>64425</text:p>
          </table:table-cell>
          <table:table-cell office:value-type="string">
            <text:p>disc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1840">
            <text:p>41840</text:p>
          </table:table-cell>
          <table:table-cell office:value-type="string">
            <text:p>diseñ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3707">
            <text:p>33707</text:p>
          </table:table-cell>
          <table:table-cell office:value-type="string">
            <text:p>disfruta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5128">
            <text:p>35128</text:p>
          </table:table-cell>
          <table:table-cell office:value-type="string">
            <text:p>dobl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7801">
            <text:p>47801</text:p>
          </table:table-cell>
          <table:table-cell office:value-type="string">
            <text:p>dolo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56313">
            <text:p>156313</text:p>
          </table:table-cell>
          <table:table-cell office:value-type="string">
            <text:p>doming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23597">
            <text:p>223597</text:p>
          </table:table-cell>
          <table:table-cell office:value-type="string">
            <text:p>dormi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3452">
            <text:p>33452</text:p>
          </table:table-cell>
          <table:table-cell office:value-type="string">
            <text:p>dow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3638">
            <text:p>63638</text:p>
          </table:table-cell>
          <table:table-cell office:value-type="string">
            <text:p>doy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9444">
            <text:p>39444</text:p>
          </table:table-cell>
          <table:table-cell office:value-type="string">
            <text:p>dud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7164">
            <text:p>47164</text:p>
          </table:table-cell>
          <table:table-cell office:value-type="string">
            <text:p>duda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2822">
            <text:p>42822</text:p>
          </table:table-cell>
          <table:table-cell office:value-type="string">
            <text:p>duel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4846">
            <text:p>44846</text:p>
          </table:table-cell>
          <table:table-cell office:value-type="string">
            <text:p>dulc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8185">
            <text:p>48185</text:p>
          </table:table-cell>
          <table:table-cell office:value-type="string">
            <text:p>durant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0401">
            <text:p>30401</text:p>
          </table:table-cell>
          <table:table-cell office:value-type="string">
            <text:p>dur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9132">
            <text:p>39132</text:p>
          </table:table-cell>
          <table:table-cell office:value-type="string">
            <text:p>eeuu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8826">
            <text:p>138826</text:p>
          </table:table-cell>
          <table:table-cell office:value-type="string">
            <text:p>eh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6334">
            <text:p>36334</text:p>
          </table:table-cell>
          <table:table-cell office:value-type="string">
            <text:p>ejempl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9009">
            <text:p>59009</text:p>
          </table:table-cell>
          <table:table-cell office:value-type="string">
            <text:p>empeza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1575">
            <text:p>51575</text:p>
          </table:table-cell>
          <table:table-cell office:value-type="string">
            <text:p>empiez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2577">
            <text:p>42577</text:p>
          </table:table-cell>
          <table:table-cell office:value-type="string">
            <text:p>empres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546">
            <text:p>31546</text:p>
          </table:table-cell>
          <table:table-cell office:value-type="string">
            <text:p>empresa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3171">
            <text:p>83171</text:p>
          </table:table-cell>
          <table:table-cell office:value-type="string">
            <text:p>encant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1429">
            <text:p>91429</text:p>
          </table:table-cell>
          <table:table-cell office:value-type="string">
            <text:p>encim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7674">
            <text:p>37674</text:p>
          </table:table-cell>
          <table:table-cell office:value-type="string">
            <text:p>encontra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1836">
            <text:p>61836</text:p>
          </table:table-cell>
          <table:table-cell office:value-type="string">
            <text:p>encuentr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6704">
            <text:p>36704</text:p>
          </table:table-cell>
          <table:table-cell office:value-type="string">
            <text:p>ener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6837">
            <text:p>36837</text:p>
          </table:table-cell>
          <table:table-cell office:value-type="string">
            <text:p>entende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9610">
            <text:p>99610</text:p>
          </table:table-cell>
          <table:table-cell office:value-type="string">
            <text:p>entiend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21082">
            <text:p>121082</text:p>
          </table:table-cell>
          <table:table-cell office:value-type="string">
            <text:p>entonce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0142">
            <text:p>40142</text:p>
          </table:table-cell>
          <table:table-cell office:value-type="string">
            <text:p>entr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9987">
            <text:p>49987</text:p>
          </table:table-cell>
          <table:table-cell office:value-type="string">
            <text:p>entrad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9279">
            <text:p>69279</text:p>
          </table:table-cell>
          <table:table-cell office:value-type="string">
            <text:p>entrada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5335">
            <text:p>55335</text:p>
          </table:table-cell>
          <table:table-cell office:value-type="string">
            <text:p>entra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35824">
            <text:p>235824</text:p>
          </table:table-cell>
          <table:table-cell office:value-type="string">
            <text:p>entr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0585">
            <text:p>50585</text:p>
          </table:table-cell>
          <table:table-cell office:value-type="string">
            <text:p>entrevist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2018">
            <text:p>102018</text:p>
          </table:table-cell>
          <table:table-cell office:value-type="string">
            <text:p>equip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6125">
            <text:p>316125</text:p>
          </table:table-cell>
          <table:table-cell office:value-type="string">
            <text:p>er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7093">
            <text:p>37093</text:p>
          </table:table-cell>
          <table:table-cell office:value-type="string">
            <text:p>era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4853">
            <text:p>44853</text:p>
          </table:table-cell>
          <table:table-cell office:value-type="string">
            <text:p>ere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5117">
            <text:p>35117</text:p>
          </table:table-cell>
          <table:table-cell office:value-type="string">
            <text:p>erro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78539">
            <text:p>278539</text:p>
          </table:table-cell>
          <table:table-cell office:value-type="string">
            <text:p>es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4601">
            <text:p>74601</text:p>
          </table:table-cell>
          <table:table-cell office:value-type="string">
            <text:p>esa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8426">
            <text:p>48426</text:p>
          </table:table-cell>
          <table:table-cell office:value-type="string">
            <text:p>escribi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0094">
            <text:p>30094</text:p>
          </table:table-cell>
          <table:table-cell office:value-type="string">
            <text:p>escuch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0128">
            <text:p>100128</text:p>
          </table:table-cell>
          <table:table-cell office:value-type="string">
            <text:p>escuchand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9097">
            <text:p>89097</text:p>
          </table:table-cell>
          <table:table-cell office:value-type="string">
            <text:p>escucha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0267">
            <text:p>40267</text:p>
          </table:table-cell>
          <table:table-cell office:value-type="string">
            <text:p>escuch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2862">
            <text:p>42862</text:p>
          </table:table-cell>
          <table:table-cell office:value-type="string">
            <text:p>escuel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89096">
            <text:p>289096</text:p>
          </table:table-cell>
          <table:table-cell office:value-type="string">
            <text:p>es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60343">
            <text:p>660343</text:p>
          </table:table-cell>
          <table:table-cell office:value-type="string">
            <text:p>es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6777">
            <text:p>86777</text:p>
          </table:table-cell>
          <table:table-cell office:value-type="string">
            <text:p>eso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3244">
            <text:p>33244</text:p>
          </table:table-cell>
          <table:table-cell office:value-type="string">
            <text:p>espaci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6875">
            <text:p>56875</text:p>
          </table:table-cell>
          <table:table-cell office:value-type="string">
            <text:p>españ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1696">
            <text:p>41696</text:p>
          </table:table-cell>
          <table:table-cell office:value-type="string">
            <text:p>español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3375">
            <text:p>63375</text:p>
          </table:table-cell>
          <table:table-cell office:value-type="string">
            <text:p>especial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4975">
            <text:p>54975</text:p>
          </table:table-cell>
          <table:table-cell office:value-type="string">
            <text:p>esper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0346">
            <text:p>50346</text:p>
          </table:table-cell>
          <table:table-cell office:value-type="string">
            <text:p>esperamo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9926">
            <text:p>109926</text:p>
          </table:table-cell>
          <table:table-cell office:value-type="string">
            <text:p>esperand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7764">
            <text:p>47764</text:p>
          </table:table-cell>
          <table:table-cell office:value-type="string">
            <text:p>espera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99404">
            <text:p>199404</text:p>
          </table:table-cell>
          <table:table-cell office:value-type="string">
            <text:p>esper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0185">
            <text:p>80185</text:p>
          </table:table-cell>
          <table:table-cell office:value-type="string">
            <text:p>estad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31680">
            <text:p>231680</text:p>
          </table:table-cell>
          <table:table-cell office:value-type="string">
            <text:p>estamo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75188">
            <text:p>175188</text:p>
          </table:table-cell>
          <table:table-cell office:value-type="string">
            <text:p>esta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61763">
            <text:p>261763</text:p>
          </table:table-cell>
          <table:table-cell office:value-type="string">
            <text:p>esta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0684">
            <text:p>30684</text:p>
          </table:table-cell>
          <table:table-cell office:value-type="string">
            <text:p>estará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4098">
            <text:p>94098</text:p>
          </table:table-cell>
          <table:table-cell office:value-type="string">
            <text:p>está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73859">
            <text:p>673859</text:p>
          </table:table-cell>
          <table:table-cell office:value-type="string">
            <text:p>est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24316">
            <text:p>724316</text:p>
          </table:table-cell>
          <table:table-cell office:value-type="string">
            <text:p>estoy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1214">
            <text:p>41214</text:p>
          </table:table-cell>
          <table:table-cell office:value-type="string">
            <text:p>estudiante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0262">
            <text:p>60262</text:p>
          </table:table-cell>
          <table:table-cell office:value-type="string">
            <text:p>estudia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0272">
            <text:p>50272</text:p>
          </table:table-cell>
          <table:table-cell office:value-type="string">
            <text:p>estudi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4696">
            <text:p>44696</text:p>
          </table:table-cell>
          <table:table-cell office:value-type="string">
            <text:p>estuv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7210">
            <text:p>57210</text:p>
          </table:table-cell>
          <table:table-cell office:value-type="string">
            <text:p>estuv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4262">
            <text:p>44262</text:p>
          </table:table-cell>
          <table:table-cell office:value-type="string">
            <text:p>etc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0991">
            <text:p>30991</text:p>
          </table:table-cell>
          <table:table-cell office:value-type="string">
            <text:p>event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5333">
            <text:p>65333</text:p>
          </table:table-cell>
          <table:table-cell office:value-type="string">
            <text:p>ex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16023">
            <text:p>116023</text:p>
          </table:table-cell>
          <table:table-cell office:value-type="string">
            <text:p>excelent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9435">
            <text:p>49435</text:p>
          </table:table-cell>
          <table:table-cell office:value-type="string">
            <text:p>exist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8592">
            <text:p>68592</text:p>
          </table:table-cell>
          <table:table-cell office:value-type="string">
            <text:p>extrañ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45365">
            <text:p>245365</text:p>
          </table:table-cell>
          <table:table-cell office:value-type="string">
            <text:p>facebook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0878">
            <text:p>30878</text:p>
          </table:table-cell>
          <table:table-cell office:value-type="string">
            <text:p>fácil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6943">
            <text:p>36943</text:p>
          </table:table-cell>
          <table:table-cell office:value-type="string">
            <text:p>facu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80168">
            <text:p>180168</text:p>
          </table:table-cell>
          <table:table-cell office:value-type="string">
            <text:p>falt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2738">
            <text:p>42738</text:p>
          </table:table-cell>
          <table:table-cell office:value-type="string">
            <text:p>falta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1331">
            <text:p>71331</text:p>
          </table:table-cell>
          <table:table-cell office:value-type="string">
            <text:p>famili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1068">
            <text:p>61068</text:p>
          </table:table-cell>
          <table:table-cell office:value-type="string">
            <text:p>fa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7707">
            <text:p>97707</text:p>
          </table:table-cell>
          <table:table-cell office:value-type="string">
            <text:p>fan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87541">
            <text:p>187541</text:p>
          </table:table-cell>
          <table:table-cell office:value-type="string">
            <text:p>favo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7097">
            <text:p>107097</text:p>
          </table:table-cell>
          <table:table-cell office:value-type="string">
            <text:p>favorit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5042">
            <text:p>65042</text:p>
          </table:table-cell>
          <table:table-cell office:value-type="string">
            <text:p>f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2994">
            <text:p>42994</text:p>
          </table:table-cell>
          <table:table-cell office:value-type="string">
            <text:p>febrer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3662">
            <text:p>63662</text:p>
          </table:table-cell>
          <table:table-cell office:value-type="string">
            <text:p>fech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8249">
            <text:p>38249</text:p>
          </table:table-cell>
          <table:table-cell office:value-type="string">
            <text:p>federal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2593">
            <text:p>32593</text:p>
          </table:table-cell>
          <table:table-cell office:value-type="string">
            <text:p>felice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9892">
            <text:p>39892</text:p>
          </table:table-cell>
          <table:table-cell office:value-type="string">
            <text:p>felicidad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8785">
            <text:p>38785</text:p>
          </table:table-cell>
          <table:table-cell office:value-type="string">
            <text:p>felicidade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9131">
            <text:p>89131</text:p>
          </table:table-cell>
          <table:table-cell office:value-type="string">
            <text:p>felicitacione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14050">
            <text:p>414050</text:p>
          </table:table-cell>
          <table:table-cell office:value-type="string">
            <text:p>feliz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0071">
            <text:p>50071</text:p>
          </table:table-cell>
          <table:table-cell office:value-type="string">
            <text:p>fe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4665">
            <text:p>34665</text:p>
          </table:table-cell>
          <table:table-cell office:value-type="string">
            <text:p>festival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7145">
            <text:p>107145</text:p>
          </table:table-cell>
          <table:table-cell office:value-type="string">
            <text:p>fiest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3235">
            <text:p>33235</text:p>
          </table:table-cell>
          <table:table-cell office:value-type="string">
            <text:p>fijat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15677">
            <text:p>215677</text:p>
          </table:table-cell>
          <table:table-cell office:value-type="string">
            <text:p>fi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90461">
            <text:p>190461</text:p>
          </table:table-cell>
          <table:table-cell office:value-type="string">
            <text:p>final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0383">
            <text:p>100383</text:p>
          </table:table-cell>
          <table:table-cell office:value-type="string">
            <text:p>find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3511">
            <text:p>33511</text:p>
          </table:table-cell>
          <table:table-cell office:value-type="string">
            <text:p>flo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69398">
            <text:p>169398</text:p>
          </table:table-cell>
          <table:table-cell office:value-type="string">
            <text:p>follow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9495">
            <text:p>59495</text:p>
          </table:table-cell>
          <table:table-cell office:value-type="string">
            <text:p>follower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3067">
            <text:p>43067</text:p>
          </table:table-cell>
          <table:table-cell office:value-type="string">
            <text:p>fond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9682">
            <text:p>69682</text:p>
          </table:table-cell>
          <table:table-cell office:value-type="string">
            <text:p>form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8697">
            <text:p>48697</text:p>
          </table:table-cell>
          <table:table-cell office:value-type="string">
            <text:p>fort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90443">
            <text:p>190443</text:p>
          </table:table-cell>
          <table:table-cell office:value-type="string">
            <text:p>fot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98494">
            <text:p>198494</text:p>
          </table:table-cell>
          <table:table-cell office:value-type="string">
            <text:p>foto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7897">
            <text:p>47897</text:p>
          </table:table-cell>
          <table:table-cell office:value-type="string">
            <text:p>fras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6893">
            <text:p>66893</text:p>
          </table:table-cell>
          <table:table-cell office:value-type="string">
            <text:p>frent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7766">
            <text:p>47766</text:p>
          </table:table-cell>
          <table:table-cell office:value-type="string">
            <text:p>fri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2171">
            <text:p>32171</text:p>
          </table:table-cell>
          <table:table-cell office:value-type="string">
            <text:p>frí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8105">
            <text:p>38105</text:p>
          </table:table-cell>
          <table:table-cell office:value-type="string">
            <text:p>fuck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2847">
            <text:p>72847</text:p>
          </table:table-cell>
          <table:table-cell office:value-type="string">
            <text:p>fuer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9082">
            <text:p>59082</text:p>
          </table:table-cell>
          <table:table-cell office:value-type="string">
            <text:p>fuero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7223">
            <text:p>57223</text:p>
          </table:table-cell>
          <table:table-cell office:value-type="string">
            <text:p>fuert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7884">
            <text:p>67884</text:p>
          </table:table-cell>
          <table:table-cell office:value-type="string">
            <text:p>fuerz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40844">
            <text:p>140844</text:p>
          </table:table-cell>
          <table:table-cell office:value-type="string">
            <text:p>fui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4606">
            <text:p>34606</text:p>
          </table:table-cell>
          <table:table-cell office:value-type="string">
            <text:p>fuist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3998">
            <text:p>73998</text:p>
          </table:table-cell>
          <table:table-cell office:value-type="string">
            <text:p>full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7309">
            <text:p>37309</text:p>
          </table:table-cell>
          <table:table-cell office:value-type="string">
            <text:p>funcion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7273">
            <text:p>67273</text:p>
          </table:table-cell>
          <table:table-cell office:value-type="string">
            <text:p>futbol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3420">
            <text:p>63420</text:p>
          </table:table-cell>
          <table:table-cell office:value-type="string">
            <text:p>fútbol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6846">
            <text:p>56846</text:p>
          </table:table-cell>
          <table:table-cell office:value-type="string">
            <text:p>futur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3566">
            <text:p>63566</text:p>
          </table:table-cell>
          <table:table-cell office:value-type="string">
            <text:p>gan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9335">
            <text:p>79335</text:p>
          </table:table-cell>
          <table:table-cell office:value-type="string">
            <text:p>gana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73029">
            <text:p>173029</text:p>
          </table:table-cell>
          <table:table-cell office:value-type="string">
            <text:p>gana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7125">
            <text:p>37125</text:p>
          </table:table-cell>
          <table:table-cell office:value-type="string">
            <text:p>gan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2630">
            <text:p>42630</text:p>
          </table:table-cell>
          <table:table-cell office:value-type="string">
            <text:p>ganó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4820">
            <text:p>34820</text:p>
          </table:table-cell>
          <table:table-cell office:value-type="string">
            <text:p>gat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0411">
            <text:p>40411</text:p>
          </table:table-cell>
          <table:table-cell office:value-type="string">
            <text:p>gay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8969">
            <text:p>38969</text:p>
          </table:table-cell>
          <table:table-cell office:value-type="string">
            <text:p>general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24453">
            <text:p>124453</text:p>
          </table:table-cell>
          <table:table-cell office:value-type="string">
            <text:p>genial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3522">
            <text:p>43522</text:p>
          </table:table-cell>
          <table:table-cell office:value-type="string">
            <text:p>geni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02211">
            <text:p>502211</text:p>
          </table:table-cell>
          <table:table-cell office:value-type="string">
            <text:p>gent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71769">
            <text:p>171769</text:p>
          </table:table-cell>
          <table:table-cell office:value-type="string">
            <text:p>gh201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472">
            <text:p>31472</text:p>
          </table:table-cell>
          <table:table-cell office:value-type="string">
            <text:p>gle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15895">
            <text:p>115895</text:p>
          </table:table-cell>
          <table:table-cell office:value-type="string">
            <text:p>gobiern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3276">
            <text:p>93276</text:p>
          </table:table-cell>
          <table:table-cell office:value-type="string">
            <text:p>gol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9842">
            <text:p>39842</text:p>
          </table:table-cell>
          <table:table-cell office:value-type="string">
            <text:p>gole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8708">
            <text:p>108708</text:p>
          </table:table-cell>
          <table:table-cell office:value-type="string">
            <text:p>good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22559">
            <text:p>122559</text:p>
          </table:table-cell>
          <table:table-cell office:value-type="string">
            <text:p>googl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65738">
            <text:p>965738</text:p>
          </table:table-cell>
          <table:table-cell office:value-type="string">
            <text:p>gracia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89857">
            <text:p>289857</text:p>
          </table:table-cell>
          <table:table-cell office:value-type="string">
            <text:p>gra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85798">
            <text:p>185798</text:p>
          </table:table-cell>
          <table:table-cell office:value-type="string">
            <text:p>grand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2888">
            <text:p>52888</text:p>
          </table:table-cell>
          <table:table-cell office:value-type="string">
            <text:p>grande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3018">
            <text:p>63018</text:p>
          </table:table-cell>
          <table:table-cell office:value-type="string">
            <text:p>grati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1168">
            <text:p>51168</text:p>
          </table:table-cell>
          <table:table-cell office:value-type="string">
            <text:p>gros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1248">
            <text:p>71248</text:p>
          </table:table-cell>
          <table:table-cell office:value-type="string">
            <text:p>grup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0603">
            <text:p>30603</text:p>
          </table:table-cell>
          <table:table-cell office:value-type="string">
            <text:p>guerr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45792">
            <text:p>245792</text:p>
          </table:table-cell>
          <table:table-cell office:value-type="string">
            <text:p>gust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0967">
            <text:p>40967</text:p>
          </table:table-cell>
          <table:table-cell office:value-type="string">
            <text:p>gusta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2301">
            <text:p>72301</text:p>
          </table:table-cell>
          <table:table-cell office:value-type="string">
            <text:p>gust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0161">
            <text:p>100161</text:p>
          </table:table-cell>
          <table:table-cell office:value-type="string">
            <text:p>habe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9317">
            <text:p>59317</text:p>
          </table:table-cell>
          <table:table-cell office:value-type="string">
            <text:p>habi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3058">
            <text:p>63058</text:p>
          </table:table-cell>
          <table:table-cell office:value-type="string">
            <text:p>habí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9481">
            <text:p>79481</text:p>
          </table:table-cell>
          <table:table-cell office:value-type="string">
            <text:p>habl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7575">
            <text:p>37575</text:p>
          </table:table-cell>
          <table:table-cell office:value-type="string">
            <text:p>hablamo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4184">
            <text:p>34184</text:p>
          </table:table-cell>
          <table:table-cell office:value-type="string">
            <text:p>habla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6451">
            <text:p>76451</text:p>
          </table:table-cell>
          <table:table-cell office:value-type="string">
            <text:p>habland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11339">
            <text:p>111339</text:p>
          </table:table-cell>
          <table:table-cell office:value-type="string">
            <text:p>habla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4056">
            <text:p>34056</text:p>
          </table:table-cell>
          <table:table-cell office:value-type="string">
            <text:p>habl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7871">
            <text:p>37871</text:p>
          </table:table-cell>
          <table:table-cell office:value-type="string">
            <text:p>habrá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72560">
            <text:p>572560</text:p>
          </table:table-cell>
          <table:table-cell office:value-type="string">
            <text:p>hac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2719">
            <text:p>52719</text:p>
          </table:table-cell>
          <table:table-cell office:value-type="string">
            <text:p>hacemo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21073">
            <text:p>121073</text:p>
          </table:table-cell>
          <table:table-cell office:value-type="string">
            <text:p>hace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60666">
            <text:p>460666</text:p>
          </table:table-cell>
          <table:table-cell office:value-type="string">
            <text:p>hace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748">
            <text:p>31748</text:p>
          </table:table-cell>
          <table:table-cell office:value-type="string">
            <text:p>hacerl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8176">
            <text:p>88176</text:p>
          </table:table-cell>
          <table:table-cell office:value-type="string">
            <text:p>hace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3953">
            <text:p>63953</text:p>
          </table:table-cell>
          <table:table-cell office:value-type="string">
            <text:p>haci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6921">
            <text:p>136921</text:p>
          </table:table-cell>
          <table:table-cell office:value-type="string">
            <text:p>haciend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3736">
            <text:p>53736</text:p>
          </table:table-cell>
          <table:table-cell office:value-type="string">
            <text:p>hag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5793">
            <text:p>45793</text:p>
          </table:table-cell>
          <table:table-cell office:value-type="string">
            <text:p>haga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20256">
            <text:p>120256</text:p>
          </table:table-cell>
          <table:table-cell office:value-type="string">
            <text:p>hag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0299">
            <text:p>40299</text:p>
          </table:table-cell>
          <table:table-cell office:value-type="string">
            <text:p>hah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5109">
            <text:p>45109</text:p>
          </table:table-cell>
          <table:table-cell office:value-type="string">
            <text:p>hambr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9071">
            <text:p>39071</text:p>
          </table:table-cell>
          <table:table-cell office:value-type="string">
            <text:p>ha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5842">
            <text:p>95842</text:p>
          </table:table-cell>
          <table:table-cell office:value-type="string">
            <text:p>happy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06277">
            <text:p>406277</text:p>
          </table:table-cell>
          <table:table-cell office:value-type="string">
            <text:p>hast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75007">
            <text:p>875007</text:p>
          </table:table-cell>
          <table:table-cell office:value-type="string">
            <text:p>hay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1267">
            <text:p>61267</text:p>
          </table:table-cell>
          <table:table-cell office:value-type="string">
            <text:p>hay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2206">
            <text:p>32206</text:p>
          </table:table-cell>
          <table:table-cell office:value-type="string">
            <text:p>hdp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3987">
            <text:p>73987</text:p>
          </table:table-cell>
          <table:table-cell office:value-type="string">
            <text:p>hech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2702">
            <text:p>32702</text:p>
          </table:table-cell>
          <table:table-cell office:value-type="string">
            <text:p>helad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8612">
            <text:p>38612</text:p>
          </table:table-cell>
          <table:table-cell office:value-type="string">
            <text:p>herman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0922">
            <text:p>80922</text:p>
          </table:table-cell>
          <table:table-cell office:value-type="string">
            <text:p>herman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4714">
            <text:p>74714</text:p>
          </table:table-cell>
          <table:table-cell office:value-type="string">
            <text:p>hermos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4377">
            <text:p>84377</text:p>
          </table:table-cell>
          <table:table-cell office:value-type="string">
            <text:p>hermos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5246">
            <text:p>65246</text:p>
          </table:table-cell>
          <table:table-cell office:value-type="string">
            <text:p>hey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4610">
            <text:p>74610</text:p>
          </table:table-cell>
          <table:table-cell office:value-type="string">
            <text:p>hic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7077">
            <text:p>47077</text:p>
          </table:table-cell>
          <table:table-cell office:value-type="string">
            <text:p>hiciero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0490">
            <text:p>40490</text:p>
          </table:table-cell>
          <table:table-cell office:value-type="string">
            <text:p>hicist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1794">
            <text:p>41794</text:p>
          </table:table-cell>
          <table:table-cell office:value-type="string">
            <text:p>hij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7855">
            <text:p>77855</text:p>
          </table:table-cell>
          <table:table-cell office:value-type="string">
            <text:p>hij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0983">
            <text:p>50983</text:p>
          </table:table-cell>
          <table:table-cell office:value-type="string">
            <text:p>hijo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8408">
            <text:p>98408</text:p>
          </table:table-cell>
          <table:table-cell office:value-type="string">
            <text:p>histori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28014">
            <text:p>128014</text:p>
          </table:table-cell>
          <table:table-cell office:value-type="string">
            <text:p>hiz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22369">
            <text:p>422369</text:p>
          </table:table-cell>
          <table:table-cell office:value-type="string">
            <text:p>hol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8670">
            <text:p>88670</text:p>
          </table:table-cell>
          <table:table-cell office:value-type="string">
            <text:p>hombr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6182">
            <text:p>46182</text:p>
          </table:table-cell>
          <table:table-cell office:value-type="string">
            <text:p>hombre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5997">
            <text:p>35997</text:p>
          </table:table-cell>
          <table:table-cell office:value-type="string">
            <text:p>hop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11241">
            <text:p>211241</text:p>
          </table:table-cell>
          <table:table-cell office:value-type="string">
            <text:p>hor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24189">
            <text:p>124189</text:p>
          </table:table-cell>
          <table:table-cell office:value-type="string">
            <text:p>hora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0123">
            <text:p>30123</text:p>
          </table:table-cell>
          <table:table-cell office:value-type="string">
            <text:p>horribl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0217">
            <text:p>40217</text:p>
          </table:table-cell>
          <table:table-cell office:value-type="string">
            <text:p>hotel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0650">
            <text:p>90650</text:p>
          </table:table-cell>
          <table:table-cell office:value-type="string">
            <text:p>how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100444">
            <text:p>1100444</text:p>
          </table:table-cell>
          <table:table-cell office:value-type="string">
            <text:p>hoy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8520">
            <text:p>138520</text:p>
          </table:table-cell>
          <table:table-cell office:value-type="string">
            <text:p>h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2571">
            <text:p>32571</text:p>
          </table:table-cell>
          <table:table-cell office:value-type="string">
            <text:p>hubier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4459">
            <text:p>34459</text:p>
          </table:table-cell>
          <table:table-cell office:value-type="string">
            <text:p>hub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2625">
            <text:p>52625</text:p>
          </table:table-cell>
          <table:table-cell office:value-type="string">
            <text:p>humo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1604">
            <text:p>71604</text:p>
          </table:table-cell>
          <table:table-cell office:value-type="string">
            <text:p>ib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15321">
            <text:p>115321</text:p>
          </table:table-cell>
          <table:table-cell office:value-type="string">
            <text:p>ide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4125">
            <text:p>44125</text:p>
          </table:table-cell>
          <table:table-cell office:value-type="string">
            <text:p>idea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4933">
            <text:p>314933</text:p>
          </table:table-cell>
          <table:table-cell office:value-type="string">
            <text:p>igual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3687">
            <text:p>33687</text:p>
          </table:table-cell>
          <table:table-cell office:value-type="string">
            <text:p>igualment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1779">
            <text:p>41779</text:p>
          </table:table-cell>
          <table:table-cell office:value-type="string">
            <text:p>image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5717">
            <text:p>35717</text:p>
          </table:table-cell>
          <table:table-cell office:value-type="string">
            <text:p>imagin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4007">
            <text:p>64007</text:p>
          </table:table-cell>
          <table:table-cell office:value-type="string">
            <text:p>import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6536">
            <text:p>76536</text:p>
          </table:table-cell>
          <table:table-cell office:value-type="string">
            <text:p>important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3011">
            <text:p>43011</text:p>
          </table:table-cell>
          <table:table-cell office:value-type="string">
            <text:p>imposibl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2296">
            <text:p>52296</text:p>
          </table:table-cell>
          <table:table-cell office:value-type="string">
            <text:p>increibl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3564">
            <text:p>33564</text:p>
          </table:table-cell>
          <table:table-cell office:value-type="string">
            <text:p>increíbl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6849">
            <text:p>46849</text:p>
          </table:table-cell>
          <table:table-cell office:value-type="string">
            <text:p>independient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7637">
            <text:p>77637</text:p>
          </table:table-cell>
          <table:table-cell office:value-type="string">
            <text:p>inf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5964">
            <text:p>35964</text:p>
          </table:table-cell>
          <table:table-cell office:value-type="string">
            <text:p>informació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3919">
            <text:p>63919</text:p>
          </table:table-cell>
          <table:table-cell office:value-type="string">
            <text:p>interesant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1266">
            <text:p>41266</text:p>
          </table:table-cell>
          <table:table-cell office:value-type="string">
            <text:p>internacional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1531">
            <text:p>131531</text:p>
          </table:table-cell>
          <table:table-cell office:value-type="string">
            <text:p>internet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2038">
            <text:p>62038</text:p>
          </table:table-cell>
          <table:table-cell office:value-type="string">
            <text:p>ipad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0128">
            <text:p>70128</text:p>
          </table:table-cell>
          <table:table-cell office:value-type="string">
            <text:p>iphon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23425">
            <text:p>323425</text:p>
          </table:table-cell>
          <table:table-cell office:value-type="string">
            <text:p>i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61187">
            <text:p>761187</text:p>
          </table:table-cell>
          <table:table-cell office:value-type="string">
            <text:p>jaj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71151">
            <text:p>171151</text:p>
          </table:table-cell>
          <table:table-cell office:value-type="string">
            <text:p>jajaj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36453">
            <text:p>736453</text:p>
          </table:table-cell>
          <table:table-cell office:value-type="string">
            <text:p>jajaj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0005">
            <text:p>100005</text:p>
          </table:table-cell>
          <table:table-cell office:value-type="string">
            <text:p>jajajaj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69744">
            <text:p>269744</text:p>
          </table:table-cell>
          <table:table-cell office:value-type="string">
            <text:p>jajajaj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6944">
            <text:p>36944</text:p>
          </table:table-cell>
          <table:table-cell office:value-type="string">
            <text:p>jajajajaj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3190">
            <text:p>93190</text:p>
          </table:table-cell>
          <table:table-cell office:value-type="string">
            <text:p>jajajajaj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6168">
            <text:p>36168</text:p>
          </table:table-cell>
          <table:table-cell office:value-type="string">
            <text:p>jajajajajaj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0531">
            <text:p>30531</text:p>
          </table:table-cell>
          <table:table-cell office:value-type="string">
            <text:p>japo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0005">
            <text:p>50005</text:p>
          </table:table-cell>
          <table:table-cell office:value-type="string">
            <text:p>japó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352">
            <text:p>31352</text:p>
          </table:table-cell>
          <table:table-cell office:value-type="string">
            <text:p>jef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2942">
            <text:p>102942</text:p>
          </table:table-cell>
          <table:table-cell office:value-type="string">
            <text:p>jej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4265">
            <text:p>44265</text:p>
          </table:table-cell>
          <table:table-cell office:value-type="string">
            <text:p>jejej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6218">
            <text:p>46218</text:p>
          </table:table-cell>
          <table:table-cell office:value-type="string">
            <text:p>jod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5766">
            <text:p>45766</text:p>
          </table:table-cell>
          <table:table-cell office:value-type="string">
            <text:p>jo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3277">
            <text:p>93277</text:p>
          </table:table-cell>
          <table:table-cell office:value-type="string">
            <text:p>jona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1416">
            <text:p>51416</text:p>
          </table:table-cell>
          <table:table-cell office:value-type="string">
            <text:p>jorg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2177">
            <text:p>32177</text:p>
          </table:table-cell>
          <table:table-cell office:value-type="string">
            <text:p>jornad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3579">
            <text:p>83579</text:p>
          </table:table-cell>
          <table:table-cell office:value-type="string">
            <text:p>jua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2359">
            <text:p>52359</text:p>
          </table:table-cell>
          <table:table-cell office:value-type="string">
            <text:p>jueg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4073">
            <text:p>84073</text:p>
          </table:table-cell>
          <table:table-cell office:value-type="string">
            <text:p>jueg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2473">
            <text:p>92473</text:p>
          </table:table-cell>
          <table:table-cell office:value-type="string">
            <text:p>jueve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6623">
            <text:p>36623</text:p>
          </table:table-cell>
          <table:table-cell office:value-type="string">
            <text:p>jugado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5780">
            <text:p>35780</text:p>
          </table:table-cell>
          <table:table-cell office:value-type="string">
            <text:p>jugadore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2211">
            <text:p>42211</text:p>
          </table:table-cell>
          <table:table-cell office:value-type="string">
            <text:p>jugand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7902">
            <text:p>87902</text:p>
          </table:table-cell>
          <table:table-cell office:value-type="string">
            <text:p>juga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4476">
            <text:p>54476</text:p>
          </table:table-cell>
          <table:table-cell office:value-type="string">
            <text:p>juli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4718">
            <text:p>64718</text:p>
          </table:table-cell>
          <table:table-cell office:value-type="string">
            <text:p>junt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5932">
            <text:p>45932</text:p>
          </table:table-cell>
          <table:table-cell office:value-type="string">
            <text:p>junto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9643">
            <text:p>39643</text:p>
          </table:table-cell>
          <table:table-cell office:value-type="string">
            <text:p>jur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9400">
            <text:p>49400</text:p>
          </table:table-cell>
          <table:table-cell office:value-type="string">
            <text:p>justici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0273">
            <text:p>70273</text:p>
          </table:table-cell>
          <table:table-cell office:value-type="string">
            <text:p>justi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0721">
            <text:p>70721</text:p>
          </table:table-cell>
          <table:table-cell office:value-type="string">
            <text:p>just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7288">
            <text:p>67288</text:p>
          </table:table-cell>
          <table:table-cell office:value-type="string">
            <text:p>kirchne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9300">
            <text:p>59300</text:p>
          </table:table-cell>
          <table:table-cell office:value-type="string">
            <text:p>labur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14287">
            <text:p>114287</text:p>
          </table:table-cell>
          <table:table-cell office:value-type="string">
            <text:p>lad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5070">
            <text:p>65070</text:p>
          </table:table-cell>
          <table:table-cell office:value-type="string">
            <text:p>larg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4306">
            <text:p>34306</text:p>
          </table:table-cell>
          <table:table-cell office:value-type="string">
            <text:p>lastim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1887">
            <text:p>41887</text:p>
          </table:table-cell>
          <table:table-cell office:value-type="string">
            <text:p>lech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0136">
            <text:p>30136</text:p>
          </table:table-cell>
          <table:table-cell office:value-type="string">
            <text:p>le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1049">
            <text:p>91049</text:p>
          </table:table-cell>
          <table:table-cell office:value-type="string">
            <text:p>lee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1937">
            <text:p>51937</text:p>
          </table:table-cell>
          <table:table-cell office:value-type="string">
            <text:p>lejo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5402">
            <text:p>55402</text:p>
          </table:table-cell>
          <table:table-cell office:value-type="string">
            <text:p>le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39532">
            <text:p>339532</text:p>
          </table:table-cell>
          <table:table-cell office:value-type="string">
            <text:p>le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9319">
            <text:p>79319</text:p>
          </table:table-cell>
          <table:table-cell office:value-type="string">
            <text:p>ley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7059">
            <text:p>47059</text:p>
          </table:table-cell>
          <table:table-cell office:value-type="string">
            <text:p>leyend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8604">
            <text:p>38604</text:p>
          </table:table-cell>
          <table:table-cell office:value-type="string">
            <text:p>libertad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1781">
            <text:p>61781</text:p>
          </table:table-cell>
          <table:table-cell office:value-type="string">
            <text:p>libr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5428">
            <text:p>75428</text:p>
          </table:table-cell>
          <table:table-cell office:value-type="string">
            <text:p>libr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380">
            <text:p>31380</text:p>
          </table:table-cell>
          <table:table-cell office:value-type="string">
            <text:p>libro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6095">
            <text:p>136095</text:p>
          </table:table-cell>
          <table:table-cell office:value-type="string">
            <text:p>lind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71151">
            <text:p>271151</text:p>
          </table:table-cell>
          <table:table-cell office:value-type="string">
            <text:p>lind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1740">
            <text:p>61740</text:p>
          </table:table-cell>
          <table:table-cell office:value-type="string">
            <text:p>link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6470">
            <text:p>56470</text:p>
          </table:table-cell>
          <table:table-cell office:value-type="string">
            <text:p>list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0079">
            <text:p>80079</text:p>
          </table:table-cell>
          <table:table-cell office:value-type="string">
            <text:p>list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6183">
            <text:p>76183</text:p>
          </table:table-cell>
          <table:table-cell office:value-type="string">
            <text:p>llam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2670">
            <text:p>82670</text:p>
          </table:table-cell>
          <table:table-cell office:value-type="string">
            <text:p>lleg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5402">
            <text:p>85402</text:p>
          </table:table-cell>
          <table:table-cell office:value-type="string">
            <text:p>llega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6484">
            <text:p>96484</text:p>
          </table:table-cell>
          <table:table-cell office:value-type="string">
            <text:p>lleg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5380">
            <text:p>45380</text:p>
          </table:table-cell>
          <table:table-cell office:value-type="string">
            <text:p>llegó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2816">
            <text:p>52816</text:p>
          </table:table-cell>
          <table:table-cell office:value-type="string">
            <text:p>llegu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0682">
            <text:p>30682</text:p>
          </table:table-cell>
          <table:table-cell office:value-type="string">
            <text:p>llen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6964">
            <text:p>36964</text:p>
          </table:table-cell>
          <table:table-cell office:value-type="string">
            <text:p>llev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753">
            <text:p>31753</text:p>
          </table:table-cell>
          <table:table-cell office:value-type="string">
            <text:p>lleva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5745">
            <text:p>35745</text:p>
          </table:table-cell>
          <table:table-cell office:value-type="string">
            <text:p>llev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7700">
            <text:p>37700</text:p>
          </table:table-cell>
          <table:table-cell office:value-type="string">
            <text:p>llora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7306">
            <text:p>37306</text:p>
          </table:table-cell>
          <table:table-cell office:value-type="string">
            <text:p>lluev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4713">
            <text:p>84713</text:p>
          </table:table-cell>
          <table:table-cell office:value-type="string">
            <text:p>lluvi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6084">
            <text:p>66084</text:p>
          </table:table-cell>
          <table:table-cell office:value-type="string">
            <text:p>loc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1754">
            <text:p>41754</text:p>
          </table:table-cell>
          <table:table-cell office:value-type="string">
            <text:p>local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12641">
            <text:p>112641</text:p>
          </table:table-cell>
          <table:table-cell office:value-type="string">
            <text:p>loc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888193">
            <text:p>3888193</text:p>
          </table:table-cell>
          <table:table-cell office:value-type="string">
            <text:p>lo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9804">
            <text:p>89804</text:p>
          </table:table-cell>
          <table:table-cell office:value-type="string">
            <text:p>lueg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24333">
            <text:p>124333</text:p>
          </table:table-cell>
          <table:table-cell office:value-type="string">
            <text:p>luga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2551">
            <text:p>52551</text:p>
          </table:table-cell>
          <table:table-cell office:value-type="string">
            <text:p>lui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4731">
            <text:p>54731</text:p>
          </table:table-cell>
          <table:table-cell office:value-type="string">
            <text:p>lun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5525">
            <text:p>135525</text:p>
          </table:table-cell>
          <table:table-cell office:value-type="string">
            <text:p>lune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4014">
            <text:p>94014</text:p>
          </table:table-cell>
          <table:table-cell office:value-type="string">
            <text:p>luz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4664">
            <text:p>74664</text:p>
          </table:table-cell>
          <table:table-cell office:value-type="string">
            <text:p>macri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0049">
            <text:p>90049</text:p>
          </table:table-cell>
          <table:table-cell office:value-type="string">
            <text:p>madr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2047">
            <text:p>32047</text:p>
          </table:table-cell>
          <table:table-cell office:value-type="string">
            <text:p>madrid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1817">
            <text:p>61817</text:p>
          </table:table-cell>
          <table:table-cell office:value-type="string">
            <text:p>mail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63659">
            <text:p>363659</text:p>
          </table:table-cell>
          <table:table-cell office:value-type="string">
            <text:p>mal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9661">
            <text:p>79661</text:p>
          </table:table-cell>
          <table:table-cell office:value-type="string">
            <text:p>mal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8174">
            <text:p>48174</text:p>
          </table:table-cell>
          <table:table-cell office:value-type="string">
            <text:p>mal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8912">
            <text:p>48912</text:p>
          </table:table-cell>
          <table:table-cell office:value-type="string">
            <text:p>mam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2809">
            <text:p>42809</text:p>
          </table:table-cell>
          <table:table-cell office:value-type="string">
            <text:p>mamá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63487">
            <text:p>563487</text:p>
          </table:table-cell>
          <table:table-cell office:value-type="string">
            <text:p>mañan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3433">
            <text:p>33433</text:p>
          </table:table-cell>
          <table:table-cell office:value-type="string">
            <text:p>mand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0215">
            <text:p>30215</text:p>
          </table:table-cell>
          <table:table-cell office:value-type="string">
            <text:p>manda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726">
            <text:p>31726</text:p>
          </table:table-cell>
          <table:table-cell office:value-type="string">
            <text:p>mand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5102">
            <text:p>65102</text:p>
          </table:table-cell>
          <table:table-cell office:value-type="string">
            <text:p>mand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4143">
            <text:p>54143</text:p>
          </table:table-cell>
          <table:table-cell office:value-type="string">
            <text:p>maner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6531">
            <text:p>96531</text:p>
          </table:table-cell>
          <table:table-cell office:value-type="string">
            <text:p>man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3487">
            <text:p>43487</text:p>
          </table:table-cell>
          <table:table-cell office:value-type="string">
            <text:p>mano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0267">
            <text:p>80267</text:p>
          </table:table-cell>
          <table:table-cell office:value-type="string">
            <text:p>ma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6045">
            <text:p>36045</text:p>
          </table:table-cell>
          <table:table-cell office:value-type="string">
            <text:p>maradon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636">
            <text:p>31636</text:p>
          </table:table-cell>
          <table:table-cell office:value-type="string">
            <text:p>marc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3878">
            <text:p>93878</text:p>
          </table:table-cell>
          <table:table-cell office:value-type="string">
            <text:p>marcad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218">
            <text:p>31218</text:p>
          </table:table-cell>
          <table:table-cell office:value-type="string">
            <text:p>march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9903">
            <text:p>39903</text:p>
          </table:table-cell>
          <table:table-cell office:value-type="string">
            <text:p>marketing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3720">
            <text:p>73720</text:p>
          </table:table-cell>
          <table:table-cell office:value-type="string">
            <text:p>marte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7117">
            <text:p>57117</text:p>
          </table:table-cell>
          <table:table-cell office:value-type="string">
            <text:p>marti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9031">
            <text:p>39031</text:p>
          </table:table-cell>
          <table:table-cell office:value-type="string">
            <text:p>martí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1792">
            <text:p>61792</text:p>
          </table:table-cell>
          <table:table-cell office:value-type="string">
            <text:p>marz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36346">
            <text:p>1036346</text:p>
          </table:table-cell>
          <table:table-cell office:value-type="string">
            <text:p>ma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12863">
            <text:p>812863</text:p>
          </table:table-cell>
          <table:table-cell office:value-type="string">
            <text:p>má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3383">
            <text:p>33383</text:p>
          </table:table-cell>
          <table:table-cell office:value-type="string">
            <text:p>mat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0345">
            <text:p>40345</text:p>
          </table:table-cell>
          <table:table-cell office:value-type="string">
            <text:p>mata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0625">
            <text:p>50625</text:p>
          </table:table-cell>
          <table:table-cell office:value-type="string">
            <text:p>mat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1874">
            <text:p>51874</text:p>
          </table:table-cell>
          <table:table-cell office:value-type="string">
            <text:p>may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4268">
            <text:p>54268</text:p>
          </table:table-cell>
          <table:table-cell office:value-type="string">
            <text:p>mayo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8750">
            <text:p>88750</text:p>
          </table:table-cell>
          <table:table-cell office:value-type="string">
            <text:p>medi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26666">
            <text:p>126666</text:p>
          </table:table-cell>
          <table:table-cell office:value-type="string">
            <text:p>medi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1386">
            <text:p>61386</text:p>
          </table:table-cell>
          <table:table-cell office:value-type="string">
            <text:p>medio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22301">
            <text:p>522301</text:p>
          </table:table-cell>
          <table:table-cell office:value-type="string">
            <text:p>mejo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1828">
            <text:p>91828</text:p>
          </table:table-cell>
          <table:table-cell office:value-type="string">
            <text:p>mejore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2301">
            <text:p>32301</text:p>
          </table:table-cell>
          <table:table-cell office:value-type="string">
            <text:p>memori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4890">
            <text:p>64890</text:p>
          </table:table-cell>
          <table:table-cell office:value-type="string">
            <text:p>mendoz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03925">
            <text:p>303925</text:p>
          </table:table-cell>
          <table:table-cell office:value-type="string">
            <text:p>meno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2763">
            <text:p>52763</text:p>
          </table:table-cell>
          <table:table-cell office:value-type="string">
            <text:p>mensaj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9397">
            <text:p>39397</text:p>
          </table:table-cell>
          <table:table-cell office:value-type="string">
            <text:p>mentir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0660">
            <text:p>30660</text:p>
          </table:table-cell>
          <table:table-cell office:value-type="string">
            <text:p>merec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8059">
            <text:p>68059</text:p>
          </table:table-cell>
          <table:table-cell office:value-type="string">
            <text:p>me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655">
            <text:p>31655</text:p>
          </table:table-cell>
          <table:table-cell office:value-type="string">
            <text:p>mes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7314">
            <text:p>67314</text:p>
          </table:table-cell>
          <table:table-cell office:value-type="string">
            <text:p>mese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5541">
            <text:p>55541</text:p>
          </table:table-cell>
          <table:table-cell office:value-type="string">
            <text:p>messi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9250">
            <text:p>59250</text:p>
          </table:table-cell>
          <table:table-cell office:value-type="string">
            <text:p>mí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3366">
            <text:p>73366</text:p>
          </table:table-cell>
          <table:table-cell office:value-type="string">
            <text:p>mied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2368">
            <text:p>102368</text:p>
          </table:table-cell>
          <table:table-cell office:value-type="string">
            <text:p>mientra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3440">
            <text:p>33440</text:p>
          </table:table-cell>
          <table:table-cell office:value-type="string">
            <text:p>miercole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8076">
            <text:p>38076</text:p>
          </table:table-cell>
          <table:table-cell office:value-type="string">
            <text:p>miércole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46227">
            <text:p>146227</text:p>
          </table:table-cell>
          <table:table-cell office:value-type="string">
            <text:p>mierd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0214">
            <text:p>30214</text:p>
          </table:table-cell>
          <table:table-cell office:value-type="string">
            <text:p>miguel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3250">
            <text:p>93250</text:p>
          </table:table-cell>
          <table:table-cell office:value-type="string">
            <text:p>mil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3157">
            <text:p>53157</text:p>
          </table:table-cell>
          <table:table-cell office:value-type="string">
            <text:p>miley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9591">
            <text:p>59591</text:p>
          </table:table-cell>
          <table:table-cell office:value-type="string">
            <text:p>millone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4130">
            <text:p>34130</text:p>
          </table:table-cell>
          <table:table-cell office:value-type="string">
            <text:p>mi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3487">
            <text:p>43487</text:p>
          </table:table-cell>
          <table:table-cell office:value-type="string">
            <text:p>min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3224">
            <text:p>103224</text:p>
          </table:table-cell>
          <table:table-cell office:value-type="string">
            <text:p>minuto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4516">
            <text:p>54516</text:p>
          </table:table-cell>
          <table:table-cell office:value-type="string">
            <text:p>mi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4542">
            <text:p>104542</text:p>
          </table:table-cell>
          <table:table-cell office:value-type="string">
            <text:p>mir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0355">
            <text:p>50355</text:p>
          </table:table-cell>
          <table:table-cell office:value-type="string">
            <text:p>mirá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9341">
            <text:p>69341</text:p>
          </table:table-cell>
          <table:table-cell office:value-type="string">
            <text:p>mirand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8728">
            <text:p>38728</text:p>
          </table:table-cell>
          <table:table-cell office:value-type="string">
            <text:p>mira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4191">
            <text:p>314191</text:p>
          </table:table-cell>
          <table:table-cell office:value-type="string">
            <text:p>mi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7999">
            <text:p>67999</text:p>
          </table:table-cell>
          <table:table-cell office:value-type="string">
            <text:p>mism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40789">
            <text:p>240789</text:p>
          </table:table-cell>
          <table:table-cell office:value-type="string">
            <text:p>mism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7303">
            <text:p>37303</text:p>
          </table:table-cell>
          <table:table-cell office:value-type="string">
            <text:p>mis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894">
            <text:p>31894</text:p>
          </table:table-cell>
          <table:table-cell office:value-type="string">
            <text:p>mitad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5100">
            <text:p>35100</text:p>
          </table:table-cell>
          <table:table-cell office:value-type="string">
            <text:p>model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70368">
            <text:p>170368</text:p>
          </table:table-cell>
          <table:table-cell office:value-type="string">
            <text:p>moment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3271">
            <text:p>33271</text:p>
          </table:table-cell>
          <table:table-cell office:value-type="string">
            <text:p>momento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9343">
            <text:p>39343</text:p>
          </table:table-cell>
          <table:table-cell office:value-type="string">
            <text:p>mori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004">
            <text:p>31004</text:p>
          </table:table-cell>
          <table:table-cell office:value-type="string">
            <text:p>morning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2055">
            <text:p>42055</text:p>
          </table:table-cell>
          <table:table-cell office:value-type="string">
            <text:p>moyan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1753">
            <text:p>51753</text:p>
          </table:table-cell>
          <table:table-cell office:value-type="string">
            <text:p>ms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18237">
            <text:p>118237</text:p>
          </table:table-cell>
          <table:table-cell office:value-type="string">
            <text:p>much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76215">
            <text:p>176215</text:p>
          </table:table-cell>
          <table:table-cell office:value-type="string">
            <text:p>mucha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18323">
            <text:p>418323</text:p>
          </table:table-cell>
          <table:table-cell office:value-type="string">
            <text:p>much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10796">
            <text:p>110796</text:p>
          </table:table-cell>
          <table:table-cell office:value-type="string">
            <text:p>mucho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6534">
            <text:p>46534</text:p>
          </table:table-cell>
          <table:table-cell office:value-type="string">
            <text:p>muer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3781">
            <text:p>73781</text:p>
          </table:table-cell>
          <table:table-cell office:value-type="string">
            <text:p>muert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476">
            <text:p>31476</text:p>
          </table:table-cell>
          <table:table-cell office:value-type="string">
            <text:p>muert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2331">
            <text:p>32331</text:p>
          </table:table-cell>
          <table:table-cell office:value-type="string">
            <text:p>muestr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11332">
            <text:p>111332</text:p>
          </table:table-cell>
          <table:table-cell office:value-type="string">
            <text:p>muje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5177">
            <text:p>85177</text:p>
          </table:table-cell>
          <table:table-cell office:value-type="string">
            <text:p>mujere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14148">
            <text:p>114148</text:p>
          </table:table-cell>
          <table:table-cell office:value-type="string">
            <text:p>mundial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62549">
            <text:p>262549</text:p>
          </table:table-cell>
          <table:table-cell office:value-type="string">
            <text:p>mund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5590">
            <text:p>35590</text:p>
          </table:table-cell>
          <table:table-cell office:value-type="string">
            <text:p>murió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1528">
            <text:p>71528</text:p>
          </table:table-cell>
          <table:table-cell office:value-type="string">
            <text:p>music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5270">
            <text:p>75270</text:p>
          </table:table-cell>
          <table:table-cell office:value-type="string">
            <text:p>músic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52385">
            <text:p>852385</text:p>
          </table:table-cell>
          <table:table-cell office:value-type="string">
            <text:p>muy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4209">
            <text:p>34209</text:p>
          </table:table-cell>
          <table:table-cell office:value-type="string">
            <text:p>nació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5464">
            <text:p>105464</text:p>
          </table:table-cell>
          <table:table-cell office:value-type="string">
            <text:p>nacional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48412">
            <text:p>548412</text:p>
          </table:table-cell>
          <table:table-cell office:value-type="string">
            <text:p>nad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83923">
            <text:p>183923</text:p>
          </table:table-cell>
          <table:table-cell office:value-type="string">
            <text:p>nadi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9807">
            <text:p>59807</text:p>
          </table:table-cell>
          <table:table-cell office:value-type="string">
            <text:p>navidad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2820">
            <text:p>42820</text:p>
          </table:table-cell>
          <table:table-cell office:value-type="string">
            <text:p>necesit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0129">
            <text:p>100129</text:p>
          </table:table-cell>
          <table:table-cell office:value-type="string">
            <text:p>necesit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9365">
            <text:p>59365</text:p>
          </table:table-cell>
          <table:table-cell office:value-type="string">
            <text:p>negr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1967">
            <text:p>41967</text:p>
          </table:table-cell>
          <table:table-cell office:value-type="string">
            <text:p>nen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2870">
            <text:p>32870</text:p>
          </table:table-cell>
          <table:table-cell office:value-type="string">
            <text:p>nesto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32743">
            <text:p>432743</text:p>
          </table:table-cell>
          <table:table-cell office:value-type="string">
            <text:p>ni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5810">
            <text:p>35810</text:p>
          </table:table-cell>
          <table:table-cell office:value-type="string">
            <text:p>nic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5144">
            <text:p>55144</text:p>
          </table:table-cell>
          <table:table-cell office:value-type="string">
            <text:p>nick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3684">
            <text:p>33684</text:p>
          </table:table-cell>
          <table:table-cell office:value-type="string">
            <text:p>ningun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7011">
            <text:p>37011</text:p>
          </table:table-cell>
          <table:table-cell office:value-type="string">
            <text:p>niño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5294">
            <text:p>35294</text:p>
          </table:table-cell>
          <table:table-cell office:value-type="string">
            <text:p>nivel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790511">
            <text:p>6790511</text:p>
          </table:table-cell>
          <table:table-cell office:value-type="string">
            <text:p>n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97862">
            <text:p>297862</text:p>
          </table:table-cell>
          <table:table-cell office:value-type="string">
            <text:p>noch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9994">
            <text:p>79994</text:p>
          </table:table-cell>
          <table:table-cell office:value-type="string">
            <text:p>noche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4037">
            <text:p>34037</text:p>
          </table:table-cell>
          <table:table-cell office:value-type="string">
            <text:p>noma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5455">
            <text:p>95455</text:p>
          </table:table-cell>
          <table:table-cell office:value-type="string">
            <text:p>nombr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2598">
            <text:p>32598</text:p>
          </table:table-cell>
          <table:table-cell office:value-type="string">
            <text:p>noo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10919">
            <text:p>610919</text:p>
          </table:table-cell>
          <table:table-cell office:value-type="string">
            <text:p>no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4742">
            <text:p>94742</text:p>
          </table:table-cell>
          <table:table-cell office:value-type="string">
            <text:p>nosotro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4289">
            <text:p>134289</text:p>
          </table:table-cell>
          <table:table-cell office:value-type="string">
            <text:p>not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8144">
            <text:p>58144</text:p>
          </table:table-cell>
          <table:table-cell office:value-type="string">
            <text:p>notici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7130">
            <text:p>87130</text:p>
          </table:table-cell>
          <table:table-cell office:value-type="string">
            <text:p>noticia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0174">
            <text:p>40174</text:p>
          </table:table-cell>
          <table:table-cell office:value-type="string">
            <text:p>novi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0884">
            <text:p>40884</text:p>
          </table:table-cell>
          <table:table-cell office:value-type="string">
            <text:p>novi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9655">
            <text:p>79655</text:p>
          </table:table-cell>
          <table:table-cell office:value-type="string">
            <text:p>nuestr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8048">
            <text:p>108048</text:p>
          </table:table-cell>
          <table:table-cell office:value-type="string">
            <text:p>nuestr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3144">
            <text:p>53144</text:p>
          </table:table-cell>
          <table:table-cell office:value-type="string">
            <text:p>nuestro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91979">
            <text:p>191979</text:p>
          </table:table-cell>
          <table:table-cell office:value-type="string">
            <text:p>nuev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6553">
            <text:p>46553</text:p>
          </table:table-cell>
          <table:table-cell office:value-type="string">
            <text:p>nueva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86222">
            <text:p>386222</text:p>
          </table:table-cell>
          <table:table-cell office:value-type="string">
            <text:p>nuev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7215">
            <text:p>57215</text:p>
          </table:table-cell>
          <table:table-cell office:value-type="string">
            <text:p>nuevo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90256">
            <text:p>290256</text:p>
          </table:table-cell>
          <table:table-cell office:value-type="string">
            <text:p>nunc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2894">
            <text:p>32894</text:p>
          </table:table-cell>
          <table:table-cell office:value-type="string">
            <text:p>obr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2112">
            <text:p>82112</text:p>
          </table:table-cell>
          <table:table-cell office:value-type="string">
            <text:p>obvi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3182">
            <text:p>33182</text:p>
          </table:table-cell>
          <table:table-cell office:value-type="string">
            <text:p>octubr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21361">
            <text:p>121361</text:p>
          </table:table-cell>
          <table:table-cell office:value-type="string">
            <text:p>odi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8904">
            <text:p>58904</text:p>
          </table:table-cell>
          <table:table-cell office:value-type="string">
            <text:p>oficial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9839">
            <text:p>39839</text:p>
          </table:table-cell>
          <table:table-cell office:value-type="string">
            <text:p>oficin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6221">
            <text:p>76221</text:p>
          </table:table-cell>
          <table:table-cell office:value-type="string">
            <text:p>oh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2254">
            <text:p>62254</text:p>
          </table:table-cell>
          <table:table-cell office:value-type="string">
            <text:p>ojal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9953">
            <text:p>39953</text:p>
          </table:table-cell>
          <table:table-cell office:value-type="string">
            <text:p>ojalá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6988">
            <text:p>66988</text:p>
          </table:table-cell>
          <table:table-cell office:value-type="string">
            <text:p>oj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6328">
            <text:p>56328</text:p>
          </table:table-cell>
          <table:table-cell office:value-type="string">
            <text:p>ojo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42623">
            <text:p>142623</text:p>
          </table:table-cell>
          <table:table-cell office:value-type="string">
            <text:p>ok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82455">
            <text:p>182455</text:p>
          </table:table-cell>
          <table:table-cell office:value-type="string">
            <text:p>ond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0894">
            <text:p>90894</text:p>
          </table:table-cell>
          <table:table-cell office:value-type="string">
            <text:p>onlin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3583">
            <text:p>33583</text:p>
          </table:table-cell>
          <table:table-cell office:value-type="string">
            <text:p>ort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0792">
            <text:p>30792</text:p>
          </table:table-cell>
          <table:table-cell office:value-type="string">
            <text:p>ose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67669">
            <text:p>267669</text:p>
          </table:table-cell>
          <table:table-cell office:value-type="string">
            <text:p>otr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1422">
            <text:p>51422</text:p>
          </table:table-cell>
          <table:table-cell office:value-type="string">
            <text:p>otra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69107">
            <text:p>269107</text:p>
          </table:table-cell>
          <table:table-cell office:value-type="string">
            <text:p>otr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6870">
            <text:p>86870</text:p>
          </table:table-cell>
          <table:table-cell office:value-type="string">
            <text:p>otro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4835">
            <text:p>74835</text:p>
          </table:table-cell>
          <table:table-cell office:value-type="string">
            <text:p>p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0507">
            <text:p>50507</text:p>
          </table:table-cell>
          <table:table-cell office:value-type="string">
            <text:p>pabl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8037">
            <text:p>38037</text:p>
          </table:table-cell>
          <table:table-cell office:value-type="string">
            <text:p>padr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6902">
            <text:p>36902</text:p>
          </table:table-cell>
          <table:table-cell office:value-type="string">
            <text:p>pagin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7804">
            <text:p>37804</text:p>
          </table:table-cell>
          <table:table-cell office:value-type="string">
            <text:p>págin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5062">
            <text:p>55062</text:p>
          </table:table-cell>
          <table:table-cell office:value-type="string">
            <text:p>pai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5042">
            <text:p>95042</text:p>
          </table:table-cell>
          <table:table-cell office:value-type="string">
            <text:p>paí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0065">
            <text:p>50065</text:p>
          </table:table-cell>
          <table:table-cell office:value-type="string">
            <text:p>palabr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6265">
            <text:p>66265</text:p>
          </table:table-cell>
          <table:table-cell office:value-type="string">
            <text:p>palabra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2914">
            <text:p>62914</text:p>
          </table:table-cell>
          <table:table-cell office:value-type="string">
            <text:p>palerm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9003">
            <text:p>49003</text:p>
          </table:table-cell>
          <table:table-cell office:value-type="string">
            <text:p>pap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0420">
            <text:p>30420</text:p>
          </table:table-cell>
          <table:table-cell office:value-type="string">
            <text:p>papá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4681">
            <text:p>34681</text:p>
          </table:table-cell>
          <table:table-cell office:value-type="string">
            <text:p>papel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1160">
            <text:p>71160</text:p>
          </table:table-cell>
          <table:table-cell office:value-type="string">
            <text:p>pa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537499">
            <text:p>3537499</text:p>
          </table:table-cell>
          <table:table-cell office:value-type="string">
            <text:p>par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87832">
            <text:p>287832</text:p>
          </table:table-cell>
          <table:table-cell office:value-type="string">
            <text:p>parec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1208">
            <text:p>41208</text:p>
          </table:table-cell>
          <table:table-cell office:value-type="string">
            <text:p>par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5938">
            <text:p>35938</text:p>
          </table:table-cell>
          <table:table-cell office:value-type="string">
            <text:p>parqu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42550">
            <text:p>142550</text:p>
          </table:table-cell>
          <table:table-cell office:value-type="string">
            <text:p>part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62298">
            <text:p>162298</text:p>
          </table:table-cell>
          <table:table-cell office:value-type="string">
            <text:p>partid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6876">
            <text:p>36876</text:p>
          </table:table-cell>
          <table:table-cell office:value-type="string">
            <text:p>partido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4914">
            <text:p>44914</text:p>
          </table:table-cell>
          <table:table-cell office:value-type="string">
            <text:p>parti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30884">
            <text:p>230884</text:p>
          </table:table-cell>
          <table:table-cell office:value-type="string">
            <text:p>pas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1643">
            <text:p>71643</text:p>
          </table:table-cell>
          <table:table-cell office:value-type="string">
            <text:p>pasad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3279">
            <text:p>43279</text:p>
          </table:table-cell>
          <table:table-cell office:value-type="string">
            <text:p>pasa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9959">
            <text:p>49959</text:p>
          </table:table-cell>
          <table:table-cell office:value-type="string">
            <text:p>pasand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0391">
            <text:p>100391</text:p>
          </table:table-cell>
          <table:table-cell office:value-type="string">
            <text:p>pasa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4315">
            <text:p>64315</text:p>
          </table:table-cell>
          <table:table-cell office:value-type="string">
            <text:p>pas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10359">
            <text:p>210359</text:p>
          </table:table-cell>
          <table:table-cell office:value-type="string">
            <text:p>pas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3565">
            <text:p>63565</text:p>
          </table:table-cell>
          <table:table-cell office:value-type="string">
            <text:p>pasó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4170">
            <text:p>34170</text:p>
          </table:table-cell>
          <table:table-cell office:value-type="string">
            <text:p>paul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9452">
            <text:p>69452</text:p>
          </table:table-cell>
          <table:table-cell office:value-type="string">
            <text:p>paz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8301">
            <text:p>48301</text:p>
          </table:table-cell>
          <table:table-cell office:value-type="string">
            <text:p>pc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0541">
            <text:p>40541</text:p>
          </table:table-cell>
          <table:table-cell office:value-type="string">
            <text:p>pedi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9130">
            <text:p>59130</text:p>
          </table:table-cell>
          <table:table-cell office:value-type="string">
            <text:p>ped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5728">
            <text:p>55728</text:p>
          </table:table-cell>
          <table:table-cell office:value-type="string">
            <text:p>peli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6359">
            <text:p>36359</text:p>
          </table:table-cell>
          <table:table-cell office:value-type="string">
            <text:p>pelicul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4812">
            <text:p>44812</text:p>
          </table:table-cell>
          <table:table-cell office:value-type="string">
            <text:p>películ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9792">
            <text:p>49792</text:p>
          </table:table-cell>
          <table:table-cell office:value-type="string">
            <text:p>pel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3333">
            <text:p>33333</text:p>
          </table:table-cell>
          <table:table-cell office:value-type="string">
            <text:p>pelotud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7409">
            <text:p>57409</text:p>
          </table:table-cell>
          <table:table-cell office:value-type="string">
            <text:p>pen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2167">
            <text:p>52167</text:p>
          </table:table-cell>
          <table:table-cell office:value-type="string">
            <text:p>pensand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7877">
            <text:p>77877</text:p>
          </table:table-cell>
          <table:table-cell office:value-type="string">
            <text:p>pensa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2973">
            <text:p>32973</text:p>
          </table:table-cell>
          <table:table-cell office:value-type="string">
            <text:p>pens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178">
            <text:p>31178</text:p>
          </table:table-cell>
          <table:table-cell office:value-type="string">
            <text:p>pensé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11366">
            <text:p>111366</text:p>
          </table:table-cell>
          <table:table-cell office:value-type="string">
            <text:p>peo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4169">
            <text:p>44169</text:p>
          </table:table-cell>
          <table:table-cell office:value-type="string">
            <text:p>perde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9411">
            <text:p>39411</text:p>
          </table:table-cell>
          <table:table-cell office:value-type="string">
            <text:p>perdo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5221">
            <text:p>35221</text:p>
          </table:table-cell>
          <table:table-cell office:value-type="string">
            <text:p>perdó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7707">
            <text:p>37707</text:p>
          </table:table-cell>
          <table:table-cell office:value-type="string">
            <text:p>perfect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3311">
            <text:p>43311</text:p>
          </table:table-cell>
          <table:table-cell office:value-type="string">
            <text:p>perfil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995">
            <text:p>31995</text:p>
          </table:table-cell>
          <table:table-cell office:value-type="string">
            <text:p>periodism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3799">
            <text:p>33799</text:p>
          </table:table-cell>
          <table:table-cell office:value-type="string">
            <text:p>periodist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2384">
            <text:p>32384</text:p>
          </table:table-cell>
          <table:table-cell office:value-type="string">
            <text:p>periodista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9732">
            <text:p>39732</text:p>
          </table:table-cell>
          <table:table-cell office:value-type="string">
            <text:p>perr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4563">
            <text:p>104563</text:p>
          </table:table-cell>
          <table:table-cell office:value-type="string">
            <text:p>person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4721">
            <text:p>44721</text:p>
          </table:table-cell>
          <table:table-cell office:value-type="string">
            <text:p>personal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0332">
            <text:p>130332</text:p>
          </table:table-cell>
          <table:table-cell office:value-type="string">
            <text:p>persona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0458">
            <text:p>30458</text:p>
          </table:table-cell>
          <table:table-cell office:value-type="string">
            <text:p>peso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8883">
            <text:p>38883</text:p>
          </table:table-cell>
          <table:table-cell office:value-type="string">
            <text:p>pib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2508">
            <text:p>32508</text:p>
          </table:table-cell>
          <table:table-cell office:value-type="string">
            <text:p>pid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886">
            <text:p>31886</text:p>
          </table:table-cell>
          <table:table-cell office:value-type="string">
            <text:p>pid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7557">
            <text:p>47557</text:p>
          </table:table-cell>
          <table:table-cell office:value-type="string">
            <text:p>piens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294">
            <text:p>31294</text:p>
          </table:table-cell>
          <table:table-cell office:value-type="string">
            <text:p>pizz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2183">
            <text:p>32183</text:p>
          </table:table-cell>
          <table:table-cell office:value-type="string">
            <text:p>place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0669">
            <text:p>50669</text:p>
          </table:table-cell>
          <table:table-cell office:value-type="string">
            <text:p>pla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6604">
            <text:p>136604</text:p>
          </table:table-cell>
          <table:table-cell office:value-type="string">
            <text:p>plat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0488">
            <text:p>30488</text:p>
          </table:table-cell>
          <table:table-cell office:value-type="string">
            <text:p>play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5205">
            <text:p>35205</text:p>
          </table:table-cell>
          <table:table-cell office:value-type="string">
            <text:p>play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0917">
            <text:p>60917</text:p>
          </table:table-cell>
          <table:table-cell office:value-type="string">
            <text:p>plaz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9474">
            <text:p>69474</text:p>
          </table:table-cell>
          <table:table-cell office:value-type="string">
            <text:p>pobr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75105">
            <text:p>275105</text:p>
          </table:table-cell>
          <table:table-cell office:value-type="string">
            <text:p>poc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0247">
            <text:p>30247</text:p>
          </table:table-cell>
          <table:table-cell office:value-type="string">
            <text:p>poco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6390">
            <text:p>56390</text:p>
          </table:table-cell>
          <table:table-cell office:value-type="string">
            <text:p>podemo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20455">
            <text:p>120455</text:p>
          </table:table-cell>
          <table:table-cell office:value-type="string">
            <text:p>pode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9752">
            <text:p>99752</text:p>
          </table:table-cell>
          <table:table-cell office:value-type="string">
            <text:p>pode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0114">
            <text:p>50114</text:p>
          </table:table-cell>
          <table:table-cell office:value-type="string">
            <text:p>podé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1740">
            <text:p>41740</text:p>
          </table:table-cell>
          <table:table-cell office:value-type="string">
            <text:p>podrí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1415">
            <text:p>51415</text:p>
          </table:table-cell>
          <table:table-cell office:value-type="string">
            <text:p>polític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3992">
            <text:p>83992</text:p>
          </table:table-cell>
          <table:table-cell office:value-type="string">
            <text:p>pon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3489">
            <text:p>33489</text:p>
          </table:table-cell>
          <table:table-cell office:value-type="string">
            <text:p>pone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3467">
            <text:p>93467</text:p>
          </table:table-cell>
          <table:table-cell office:value-type="string">
            <text:p>pone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9481">
            <text:p>49481</text:p>
          </table:table-cell>
          <table:table-cell office:value-type="string">
            <text:p>pong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6877">
            <text:p>36877</text:p>
          </table:table-cell>
          <table:table-cell office:value-type="string">
            <text:p>poquit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328621">
            <text:p>3328621</text:p>
          </table:table-cell>
          <table:table-cell office:value-type="string">
            <text:p>po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0192">
            <text:p>50192</text:p>
          </table:table-cell>
          <table:table-cell office:value-type="string">
            <text:p>porq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0986">
            <text:p>40986</text:p>
          </table:table-cell>
          <table:table-cell office:value-type="string">
            <text:p>posibl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4319">
            <text:p>94319</text:p>
          </table:table-cell>
          <table:table-cell office:value-type="string">
            <text:p>post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1612">
            <text:p>61612</text:p>
          </table:table-cell>
          <table:table-cell office:value-type="string">
            <text:p>post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0530">
            <text:p>30530</text:p>
          </table:table-cell>
          <table:table-cell office:value-type="string">
            <text:p>preci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361">
            <text:p>31361</text:p>
          </table:table-cell>
          <table:table-cell office:value-type="string">
            <text:p>prefier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8540">
            <text:p>68540</text:p>
          </table:table-cell>
          <table:table-cell office:value-type="string">
            <text:p>pregunt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4143">
            <text:p>34143</text:p>
          </table:table-cell>
          <table:table-cell office:value-type="string">
            <text:p>pregunta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6454">
            <text:p>36454</text:p>
          </table:table-cell>
          <table:table-cell office:value-type="string">
            <text:p>pregunt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0003">
            <text:p>40003</text:p>
          </table:table-cell>
          <table:table-cell office:value-type="string">
            <text:p>premi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8350">
            <text:p>48350</text:p>
          </table:table-cell>
          <table:table-cell office:value-type="string">
            <text:p>prens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490">
            <text:p>31490</text:p>
          </table:table-cell>
          <table:table-cell office:value-type="string">
            <text:p>present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7772">
            <text:p>37772</text:p>
          </table:table-cell>
          <table:table-cell office:value-type="string">
            <text:p>president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3434">
            <text:p>63434</text:p>
          </table:table-cell>
          <table:table-cell office:value-type="string">
            <text:p>president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43808">
            <text:p>143808</text:p>
          </table:table-cell>
          <table:table-cell office:value-type="string">
            <text:p>prime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14682">
            <text:p>114682</text:p>
          </table:table-cell>
          <table:table-cell office:value-type="string">
            <text:p>primer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5269">
            <text:p>65269</text:p>
          </table:table-cell>
          <table:table-cell office:value-type="string">
            <text:p>primer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6033">
            <text:p>56033</text:p>
          </table:table-cell>
          <table:table-cell office:value-type="string">
            <text:p>pr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8404">
            <text:p>78404</text:p>
          </table:table-cell>
          <table:table-cell office:value-type="string">
            <text:p>problem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8911">
            <text:p>58911</text:p>
          </table:table-cell>
          <table:table-cell office:value-type="string">
            <text:p>problema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43792">
            <text:p>143792</text:p>
          </table:table-cell>
          <table:table-cell office:value-type="string">
            <text:p>program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0972">
            <text:p>60972</text:p>
          </table:table-cell>
          <table:table-cell office:value-type="string">
            <text:p>pront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8533">
            <text:p>38533</text:p>
          </table:table-cell>
          <table:table-cell office:value-type="string">
            <text:p>provinci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5072">
            <text:p>35072</text:p>
          </table:table-cell>
          <table:table-cell office:value-type="string">
            <text:p>próxim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9004">
            <text:p>69004</text:p>
          </table:table-cell>
          <table:table-cell office:value-type="string">
            <text:p>proyect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4163">
            <text:p>44163</text:p>
          </table:table-cell>
          <table:table-cell office:value-type="string">
            <text:p>publicad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7802">
            <text:p>47802</text:p>
          </table:table-cell>
          <table:table-cell office:value-type="string">
            <text:p>publicidad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2972">
            <text:p>42972</text:p>
          </table:table-cell>
          <table:table-cell office:value-type="string">
            <text:p>pud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1856">
            <text:p>51856</text:p>
          </table:table-cell>
          <table:table-cell office:value-type="string">
            <text:p>puebl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7539">
            <text:p>37539</text:p>
          </table:table-cell>
          <table:table-cell office:value-type="string">
            <text:p>pued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58982">
            <text:p>358982</text:p>
          </table:table-cell>
          <table:table-cell office:value-type="string">
            <text:p>pued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8357">
            <text:p>108357</text:p>
          </table:table-cell>
          <table:table-cell office:value-type="string">
            <text:p>puede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96865">
            <text:p>296865</text:p>
          </table:table-cell>
          <table:table-cell office:value-type="string">
            <text:p>pued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7062">
            <text:p>37062</text:p>
          </table:table-cell>
          <table:table-cell office:value-type="string">
            <text:p>puert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2003">
            <text:p>32003</text:p>
          </table:table-cell>
          <table:table-cell office:value-type="string">
            <text:p>puest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3554">
            <text:p>33554</text:p>
          </table:table-cell>
          <table:table-cell office:value-type="string">
            <text:p>punt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4014">
            <text:p>64014</text:p>
          </table:table-cell>
          <table:table-cell office:value-type="string">
            <text:p>punt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2882">
            <text:p>52882</text:p>
          </table:table-cell>
          <table:table-cell office:value-type="string">
            <text:p>punto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5221">
            <text:p>45221</text:p>
          </table:table-cell>
          <table:table-cell office:value-type="string">
            <text:p>pus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3052">
            <text:p>43052</text:p>
          </table:table-cell>
          <table:table-cell office:value-type="string">
            <text:p>pus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0555">
            <text:p>100555</text:p>
          </table:table-cell>
          <table:table-cell office:value-type="string">
            <text:p>put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4773">
            <text:p>34773</text:p>
          </table:table-cell>
          <table:table-cell office:value-type="string">
            <text:p>put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9778">
            <text:p>109778</text:p>
          </table:table-cell>
          <table:table-cell office:value-type="string">
            <text:p>qued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1181">
            <text:p>41181</text:p>
          </table:table-cell>
          <table:table-cell office:value-type="string">
            <text:p>queda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0485">
            <text:p>30485</text:p>
          </table:table-cell>
          <table:table-cell office:value-type="string">
            <text:p>queda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9687">
            <text:p>39687</text:p>
          </table:table-cell>
          <table:table-cell office:value-type="string">
            <text:p>qued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5642">
            <text:p>65642</text:p>
          </table:table-cell>
          <table:table-cell office:value-type="string">
            <text:p>qued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2925">
            <text:p>32925</text:p>
          </table:table-cell>
          <table:table-cell office:value-type="string">
            <text:p>quedó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0452">
            <text:p>60452</text:p>
          </table:table-cell>
          <table:table-cell office:value-type="string">
            <text:p>queremo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5102">
            <text:p>85102</text:p>
          </table:table-cell>
          <table:table-cell office:value-type="string">
            <text:p>quere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2424">
            <text:p>42424</text:p>
          </table:table-cell>
          <table:table-cell office:value-type="string">
            <text:p>queré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6031">
            <text:p>36031</text:p>
          </table:table-cell>
          <table:table-cell office:value-type="string">
            <text:p>queri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4692">
            <text:p>44692</text:p>
          </table:table-cell>
          <table:table-cell office:value-type="string">
            <text:p>querid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88659">
            <text:p>288659</text:p>
          </table:table-cell>
          <table:table-cell office:value-type="string">
            <text:p>quie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2050">
            <text:p>82050</text:p>
          </table:table-cell>
          <table:table-cell office:value-type="string">
            <text:p>quié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1771">
            <text:p>41771</text:p>
          </table:table-cell>
          <table:table-cell office:value-type="string">
            <text:p>quiene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3535">
            <text:p>33535</text:p>
          </table:table-cell>
          <table:table-cell office:value-type="string">
            <text:p>quiera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53563">
            <text:p>153563</text:p>
          </table:table-cell>
          <table:table-cell office:value-type="string">
            <text:p>quier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9632">
            <text:p>79632</text:p>
          </table:table-cell>
          <table:table-cell office:value-type="string">
            <text:p>quiere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06526">
            <text:p>606526</text:p>
          </table:table-cell>
          <table:table-cell office:value-type="string">
            <text:p>quier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4918">
            <text:p>34918</text:p>
          </table:table-cell>
          <table:table-cell office:value-type="string">
            <text:p>quilme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3797">
            <text:p>53797</text:p>
          </table:table-cell>
          <table:table-cell office:value-type="string">
            <text:p>racing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6252">
            <text:p>136252</text:p>
          </table:table-cell>
          <table:table-cell office:value-type="string">
            <text:p>radi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5528">
            <text:p>55528</text:p>
          </table:table-cell>
          <table:table-cell office:value-type="string">
            <text:p>rar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20071">
            <text:p>120071</text:p>
          </table:table-cell>
          <table:table-cell office:value-type="string">
            <text:p>rat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8747">
            <text:p>38747</text:p>
          </table:table-cell>
          <table:table-cell office:value-type="string">
            <text:p>razo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7507">
            <text:p>47507</text:p>
          </table:table-cell>
          <table:table-cell office:value-type="string">
            <text:p>razó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1272">
            <text:p>71272</text:p>
          </table:table-cell>
          <table:table-cell office:value-type="string">
            <text:p>real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8830">
            <text:p>68830</text:p>
          </table:table-cell>
          <table:table-cell office:value-type="string">
            <text:p>realidad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6090">
            <text:p>46090</text:p>
          </table:table-cell>
          <table:table-cell office:value-type="string">
            <text:p>realment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1146">
            <text:p>101146</text:p>
          </table:table-cell>
          <table:table-cell office:value-type="string">
            <text:p>recie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7631">
            <text:p>67631</text:p>
          </table:table-cell>
          <table:table-cell office:value-type="string">
            <text:p>recié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6373">
            <text:p>46373</text:p>
          </table:table-cell>
          <table:table-cell office:value-type="string">
            <text:p>recomiend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4402">
            <text:p>34402</text:p>
          </table:table-cell>
          <table:table-cell office:value-type="string">
            <text:p>recuerd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1059">
            <text:p>71059</text:p>
          </table:table-cell>
          <table:table-cell office:value-type="string">
            <text:p>red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3889">
            <text:p>43889</text:p>
          </table:table-cell>
          <table:table-cell office:value-type="string">
            <text:p>rede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6284">
            <text:p>46284</text:p>
          </table:table-cell>
          <table:table-cell office:value-type="string">
            <text:p>regal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9040">
            <text:p>39040</text:p>
          </table:table-cell>
          <table:table-cell office:value-type="string">
            <text:p>respet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6973">
            <text:p>36973</text:p>
          </table:table-cell>
          <table:table-cell office:value-type="string">
            <text:p>respuest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8300">
            <text:p>38300</text:p>
          </table:table-cell>
          <table:table-cell office:value-type="string">
            <text:p>rest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4577">
            <text:p>34577</text:p>
          </table:table-cell>
          <table:table-cell office:value-type="string">
            <text:p>reunió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4996">
            <text:p>44996</text:p>
          </table:table-cell>
          <table:table-cell office:value-type="string">
            <text:p>revist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7717">
            <text:p>37717</text:p>
          </table:table-cell>
          <table:table-cell office:value-type="string">
            <text:p>ricard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9889">
            <text:p>49889</text:p>
          </table:table-cell>
          <table:table-cell office:value-type="string">
            <text:p>ric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6761">
            <text:p>36761</text:p>
          </table:table-cell>
          <table:table-cell office:value-type="string">
            <text:p>ri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7586">
            <text:p>47586</text:p>
          </table:table-cell>
          <table:table-cell office:value-type="string">
            <text:p>ris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7325">
            <text:p>107325</text:p>
          </table:table-cell>
          <table:table-cell office:value-type="string">
            <text:p>rive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0254">
            <text:p>70254</text:p>
          </table:table-cell>
          <table:table-cell office:value-type="string">
            <text:p>rock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2716">
            <text:p>42716</text:p>
          </table:table-cell>
          <table:table-cell office:value-type="string">
            <text:p>roj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9138">
            <text:p>39138</text:p>
          </table:table-cell>
          <table:table-cell office:value-type="string">
            <text:p>rop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7827">
            <text:p>77827</text:p>
          </table:table-cell>
          <table:table-cell office:value-type="string">
            <text:p>rosari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8683">
            <text:p>78683</text:p>
          </table:table-cell>
          <table:table-cell office:value-type="string">
            <text:p>sabad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2946">
            <text:p>82946</text:p>
          </table:table-cell>
          <table:table-cell office:value-type="string">
            <text:p>sábad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1293">
            <text:p>131293</text:p>
          </table:table-cell>
          <table:table-cell office:value-type="string">
            <text:p>sab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8636">
            <text:p>58636</text:p>
          </table:table-cell>
          <table:table-cell office:value-type="string">
            <text:p>sabe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24507">
            <text:p>124507</text:p>
          </table:table-cell>
          <table:table-cell office:value-type="string">
            <text:p>sabe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15492">
            <text:p>115492</text:p>
          </table:table-cell>
          <table:table-cell office:value-type="string">
            <text:p>sabe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6704">
            <text:p>36704</text:p>
          </table:table-cell>
          <table:table-cell office:value-type="string">
            <text:p>sabi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1988">
            <text:p>51988</text:p>
          </table:table-cell>
          <table:table-cell office:value-type="string">
            <text:p>saca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50411">
            <text:p>150411</text:p>
          </table:table-cell>
          <table:table-cell office:value-type="string">
            <text:p>sal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604">
            <text:p>31604</text:p>
          </table:table-cell>
          <table:table-cell office:value-type="string">
            <text:p>sale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6137">
            <text:p>36137</text:p>
          </table:table-cell>
          <table:table-cell office:value-type="string">
            <text:p>salg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0907">
            <text:p>30907</text:p>
          </table:table-cell>
          <table:table-cell office:value-type="string">
            <text:p>salid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1572">
            <text:p>41572</text:p>
          </table:table-cell>
          <table:table-cell office:value-type="string">
            <text:p>sali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7539">
            <text:p>37539</text:p>
          </table:table-cell>
          <table:table-cell office:value-type="string">
            <text:p>salió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16928">
            <text:p>116928</text:p>
          </table:table-cell>
          <table:table-cell office:value-type="string">
            <text:p>sali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4353">
            <text:p>34353</text:p>
          </table:table-cell>
          <table:table-cell office:value-type="string">
            <text:p>salt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3877">
            <text:p>53877</text:p>
          </table:table-cell>
          <table:table-cell office:value-type="string">
            <text:p>salud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8715">
            <text:p>48715</text:p>
          </table:table-cell>
          <table:table-cell office:value-type="string">
            <text:p>salud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71913">
            <text:p>171913</text:p>
          </table:table-cell>
          <table:table-cell office:value-type="string">
            <text:p>saludo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93645">
            <text:p>193645</text:p>
          </table:table-cell>
          <table:table-cell office:value-type="string">
            <text:p>sa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852">
            <text:p>31852</text:p>
          </table:table-cell>
          <table:table-cell office:value-type="string">
            <text:p>sangr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6494">
            <text:p>66494</text:p>
          </table:table-cell>
          <table:table-cell office:value-type="string">
            <text:p>sant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12808">
            <text:p>112808</text:p>
          </table:table-cell>
          <table:table-cell office:value-type="string">
            <text:p>sé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47337">
            <text:p>247337</text:p>
          </table:table-cell>
          <table:table-cell office:value-type="string">
            <text:p>se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1762">
            <text:p>41762</text:p>
          </table:table-cell>
          <table:table-cell office:value-type="string">
            <text:p>sea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849">
            <text:p>31849</text:p>
          </table:table-cell>
          <table:table-cell office:value-type="string">
            <text:p>sea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5368">
            <text:p>65368</text:p>
          </table:table-cell>
          <table:table-cell office:value-type="string">
            <text:p>seguidore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7493">
            <text:p>47493</text:p>
          </table:table-cell>
          <table:table-cell office:value-type="string">
            <text:p>seguimo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42339">
            <text:p>142339</text:p>
          </table:table-cell>
          <table:table-cell office:value-type="string">
            <text:p>segui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5107">
            <text:p>35107</text:p>
          </table:table-cell>
          <table:table-cell office:value-type="string">
            <text:p>segui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8208">
            <text:p>48208</text:p>
          </table:table-cell>
          <table:table-cell office:value-type="string">
            <text:p>segú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9533">
            <text:p>39533</text:p>
          </table:table-cell>
          <table:table-cell office:value-type="string">
            <text:p>segund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6248">
            <text:p>56248</text:p>
          </table:table-cell>
          <table:table-cell office:value-type="string">
            <text:p>segund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5536">
            <text:p>45536</text:p>
          </table:table-cell>
          <table:table-cell office:value-type="string">
            <text:p>seguridad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28040">
            <text:p>128040</text:p>
          </table:table-cell>
          <table:table-cell office:value-type="string">
            <text:p>segur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0641">
            <text:p>30641</text:p>
          </table:table-cell>
          <table:table-cell office:value-type="string">
            <text:p>selecció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98652">
            <text:p>298652</text:p>
          </table:table-cell>
          <table:table-cell office:value-type="string">
            <text:p>seman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9851">
            <text:p>39851</text:p>
          </table:table-cell>
          <table:table-cell office:value-type="string">
            <text:p>seño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2240">
            <text:p>42240</text:p>
          </table:table-cell>
          <table:table-cell office:value-type="string">
            <text:p>sentid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07393">
            <text:p>607393</text:p>
          </table:table-cell>
          <table:table-cell office:value-type="string">
            <text:p>se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0417">
            <text:p>70417</text:p>
          </table:table-cell>
          <table:table-cell office:value-type="string">
            <text:p>ser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21079">
            <text:p>121079</text:p>
          </table:table-cell>
          <table:table-cell office:value-type="string">
            <text:p>será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3875">
            <text:p>63875</text:p>
          </table:table-cell>
          <table:table-cell office:value-type="string">
            <text:p>seri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8670">
            <text:p>58670</text:p>
          </table:table-cell>
          <table:table-cell office:value-type="string">
            <text:p>serí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4761">
            <text:p>34761</text:p>
          </table:table-cell>
          <table:table-cell office:value-type="string">
            <text:p>seri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7077">
            <text:p>57077</text:p>
          </table:table-cell>
          <table:table-cell office:value-type="string">
            <text:p>seri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3214">
            <text:p>43214</text:p>
          </table:table-cell>
          <table:table-cell office:value-type="string">
            <text:p>servici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5069">
            <text:p>35069</text:p>
          </table:table-cell>
          <table:table-cell office:value-type="string">
            <text:p>sex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14119">
            <text:p>114119</text:p>
          </table:table-cell>
          <table:table-cell office:value-type="string">
            <text:p>show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275887">
            <text:p>2275887</text:p>
          </table:table-cell>
          <table:table-cell office:value-type="string">
            <text:p>si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66409">
            <text:p>166409</text:p>
          </table:table-cell>
          <table:table-cell office:value-type="string">
            <text:p>sí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3939">
            <text:p>43939</text:p>
          </table:table-cell>
          <table:table-cell office:value-type="string">
            <text:p>sid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10977">
            <text:p>410977</text:p>
          </table:table-cell>
          <table:table-cell office:value-type="string">
            <text:p>siempr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4487">
            <text:p>44487</text:p>
          </table:table-cell>
          <table:table-cell office:value-type="string">
            <text:p>siend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2766">
            <text:p>92766</text:p>
          </table:table-cell>
          <table:table-cell office:value-type="string">
            <text:p>sient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3856">
            <text:p>43856</text:p>
          </table:table-cell>
          <table:table-cell office:value-type="string">
            <text:p>siest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0919">
            <text:p>30919</text:p>
          </table:table-cell>
          <table:table-cell office:value-type="string">
            <text:p>sig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5935">
            <text:p>65935</text:p>
          </table:table-cell>
          <table:table-cell office:value-type="string">
            <text:p>siga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56602">
            <text:p>156602</text:p>
          </table:table-cell>
          <table:table-cell office:value-type="string">
            <text:p>sig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49244">
            <text:p>149244</text:p>
          </table:table-cell>
          <table:table-cell office:value-type="string">
            <text:p>sigu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6056">
            <text:p>56056</text:p>
          </table:table-cell>
          <table:table-cell office:value-type="string">
            <text:p>sigue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5179">
            <text:p>55179</text:p>
          </table:table-cell>
          <table:table-cell office:value-type="string">
            <text:p>sii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6981">
            <text:p>46981</text:p>
          </table:table-cell>
          <table:table-cell office:value-type="string">
            <text:p>siii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97918">
            <text:p>497918</text:p>
          </table:table-cell>
          <table:table-cell office:value-type="string">
            <text:p>si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2085">
            <text:p>132085</text:p>
          </table:table-cell>
          <table:table-cell office:value-type="string">
            <text:p>sin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4675">
            <text:p>34675</text:p>
          </table:table-cell>
          <table:table-cell office:value-type="string">
            <text:p>sirv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4701">
            <text:p>34701</text:p>
          </table:table-cell>
          <table:table-cell office:value-type="string">
            <text:p>sisi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6646">
            <text:p>36646</text:p>
          </table:table-cell>
          <table:table-cell office:value-type="string">
            <text:p>sistem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6774">
            <text:p>46774</text:p>
          </table:table-cell>
          <table:table-cell office:value-type="string">
            <text:p>siti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7084">
            <text:p>97084</text:p>
          </table:table-cell>
          <table:table-cell office:value-type="string">
            <text:p>social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2751">
            <text:p>52751</text:p>
          </table:table-cell>
          <table:table-cell office:value-type="string">
            <text:p>sociale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10049">
            <text:p>110049</text:p>
          </table:table-cell>
          <table:table-cell office:value-type="string">
            <text:p>sol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8182">
            <text:p>58182</text:p>
          </table:table-cell>
          <table:table-cell office:value-type="string">
            <text:p>sol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3508">
            <text:p>33508</text:p>
          </table:table-cell>
          <table:table-cell office:value-type="string">
            <text:p>solang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88557">
            <text:p>388557</text:p>
          </table:table-cell>
          <table:table-cell office:value-type="string">
            <text:p>sol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20764">
            <text:p>120764</text:p>
          </table:table-cell>
          <table:table-cell office:value-type="string">
            <text:p>sól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8533">
            <text:p>138533</text:p>
          </table:table-cell>
          <table:table-cell office:value-type="string">
            <text:p>somo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2906">
            <text:p>32906</text:p>
          </table:table-cell>
          <table:table-cell office:value-type="string">
            <text:p>sorry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22277">
            <text:p>422277</text:p>
          </table:table-cell>
          <table:table-cell office:value-type="string">
            <text:p>so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20507">
            <text:p>420507</text:p>
          </table:table-cell>
          <table:table-cell office:value-type="string">
            <text:p>soy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69163">
            <text:p>769163</text:p>
          </table:table-cell>
          <table:table-cell office:value-type="string">
            <text:p>su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7759">
            <text:p>47759</text:p>
          </table:table-cell>
          <table:table-cell office:value-type="string">
            <text:p>suen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8500">
            <text:p>108500</text:p>
          </table:table-cell>
          <table:table-cell office:value-type="string">
            <text:p>sueñ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2743">
            <text:p>32743</text:p>
          </table:table-cell>
          <table:table-cell office:value-type="string">
            <text:p>sueño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61207">
            <text:p>161207</text:p>
          </table:table-cell>
          <table:table-cell office:value-type="string">
            <text:p>suert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8425">
            <text:p>88425</text:p>
          </table:table-cell>
          <table:table-cell office:value-type="string">
            <text:p>supe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5403">
            <text:p>45403</text:p>
          </table:table-cell>
          <table:table-cell office:value-type="string">
            <text:p>su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89926">
            <text:p>289926</text:p>
          </table:table-cell>
          <table:table-cell office:value-type="string">
            <text:p>su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0425">
            <text:p>30425</text:p>
          </table:table-cell>
          <table:table-cell office:value-type="string">
            <text:p>suscrit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466">
            <text:p>31466</text:p>
          </table:table-cell>
          <table:table-cell office:value-type="string">
            <text:p>tak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7995">
            <text:p>107995</text:p>
          </table:table-cell>
          <table:table-cell office:value-type="string">
            <text:p>tal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92789">
            <text:p>192789</text:p>
          </table:table-cell>
          <table:table-cell office:value-type="string">
            <text:p>tambie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16904">
            <text:p>216904</text:p>
          </table:table-cell>
          <table:table-cell office:value-type="string">
            <text:p>tambié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3568">
            <text:p>73568</text:p>
          </table:table-cell>
          <table:table-cell office:value-type="string">
            <text:p>tampoc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1661">
            <text:p>311661</text:p>
          </table:table-cell>
          <table:table-cell office:value-type="string">
            <text:p>ta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8605">
            <text:p>38605</text:p>
          </table:table-cell>
          <table:table-cell office:value-type="string">
            <text:p>tant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98875">
            <text:p>198875</text:p>
          </table:table-cell>
          <table:table-cell office:value-type="string">
            <text:p>tant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4023">
            <text:p>204023</text:p>
          </table:table-cell>
          <table:table-cell office:value-type="string">
            <text:p>tard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0855">
            <text:p>30855</text:p>
          </table:table-cell>
          <table:table-cell office:value-type="string">
            <text:p>tarde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7260">
            <text:p>47260</text:p>
          </table:table-cell>
          <table:table-cell office:value-type="string">
            <text:p>teatr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2036">
            <text:p>52036</text:p>
          </table:table-cell>
          <table:table-cell office:value-type="string">
            <text:p>tel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454">
            <text:p>31454</text:p>
          </table:table-cell>
          <table:table-cell office:value-type="string">
            <text:p>telef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67936">
            <text:p>167936</text:p>
          </table:table-cell>
          <table:table-cell office:value-type="string">
            <text:p>tem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5646">
            <text:p>45646</text:p>
          </table:table-cell>
          <table:table-cell office:value-type="string">
            <text:p>tema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9809">
            <text:p>39809</text:p>
          </table:table-cell>
          <table:table-cell office:value-type="string">
            <text:p>temporad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8199">
            <text:p>58199</text:p>
          </table:table-cell>
          <table:table-cell office:value-type="string">
            <text:p>tempran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1808">
            <text:p>131808</text:p>
          </table:table-cell>
          <table:table-cell office:value-type="string">
            <text:p>tenemo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41462">
            <text:p>241462</text:p>
          </table:table-cell>
          <table:table-cell office:value-type="string">
            <text:p>tene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11999">
            <text:p>211999</text:p>
          </table:table-cell>
          <table:table-cell office:value-type="string">
            <text:p>tene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1462">
            <text:p>81462</text:p>
          </table:table-cell>
          <table:table-cell office:value-type="string">
            <text:p>tené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8841">
            <text:p>48841</text:p>
          </table:table-cell>
          <table:table-cell office:value-type="string">
            <text:p>teng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9907">
            <text:p>39907</text:p>
          </table:table-cell>
          <table:table-cell office:value-type="string">
            <text:p>tenga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3520">
            <text:p>53520</text:p>
          </table:table-cell>
          <table:table-cell office:value-type="string">
            <text:p>tenga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39338">
            <text:p>739338</text:p>
          </table:table-cell>
          <table:table-cell office:value-type="string">
            <text:p>teng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2791">
            <text:p>72791</text:p>
          </table:table-cell>
          <table:table-cell office:value-type="string">
            <text:p>teni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1451">
            <text:p>51451</text:p>
          </table:table-cell>
          <table:table-cell office:value-type="string">
            <text:p>tení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6180">
            <text:p>46180</text:p>
          </table:table-cell>
          <table:table-cell office:value-type="string">
            <text:p>termin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9355">
            <text:p>49355</text:p>
          </table:table-cell>
          <table:table-cell office:value-type="string">
            <text:p>termina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1981">
            <text:p>41981</text:p>
          </table:table-cell>
          <table:table-cell office:value-type="string">
            <text:p>termin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8946">
            <text:p>48946</text:p>
          </table:table-cell>
          <table:table-cell office:value-type="string">
            <text:p>termin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3594">
            <text:p>43594</text:p>
          </table:table-cell>
          <table:table-cell office:value-type="string">
            <text:p>terribl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75540">
            <text:p>275540</text:p>
          </table:table-cell>
          <table:table-cell office:value-type="string">
            <text:p>tiemp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77576">
            <text:p>577576</text:p>
          </table:table-cell>
          <table:table-cell office:value-type="string">
            <text:p>tien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91244">
            <text:p>191244</text:p>
          </table:table-cell>
          <table:table-cell office:value-type="string">
            <text:p>tiene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2489">
            <text:p>32489</text:p>
          </table:table-cell>
          <table:table-cell office:value-type="string">
            <text:p>tiene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1064">
            <text:p>41064</text:p>
          </table:table-cell>
          <table:table-cell office:value-type="string">
            <text:p>tierr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3338">
            <text:p>93338</text:p>
          </table:table-cell>
          <table:table-cell office:value-type="string">
            <text:p>tim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9408">
            <text:p>109408</text:p>
          </table:table-cell>
          <table:table-cell office:value-type="string">
            <text:p>tip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5752">
            <text:p>35752</text:p>
          </table:table-cell>
          <table:table-cell office:value-type="string">
            <text:p>tir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6516">
            <text:p>66516</text:p>
          </table:table-cell>
          <table:table-cell office:value-type="string">
            <text:p>tmb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8827">
            <text:p>38827</text:p>
          </table:table-cell>
          <table:table-cell office:value-type="string">
            <text:p>toc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70721">
            <text:p>170721</text:p>
          </table:table-cell>
          <table:table-cell office:value-type="string">
            <text:p>tod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94322">
            <text:p>194322</text:p>
          </table:table-cell>
          <table:table-cell office:value-type="string">
            <text:p>toda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2278">
            <text:p>82278</text:p>
          </table:table-cell>
          <table:table-cell office:value-type="string">
            <text:p>todavi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4688">
            <text:p>84688</text:p>
          </table:table-cell>
          <table:table-cell office:value-type="string">
            <text:p>todaví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59411">
            <text:p>959411</text:p>
          </table:table-cell>
          <table:table-cell office:value-type="string">
            <text:p>tod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85493">
            <text:p>885493</text:p>
          </table:table-cell>
          <table:table-cell office:value-type="string">
            <text:p>todo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6442">
            <text:p>36442</text:p>
          </table:table-cell>
          <table:table-cell office:value-type="string">
            <text:p>tom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6148">
            <text:p>46148</text:p>
          </table:table-cell>
          <table:table-cell office:value-type="string">
            <text:p>tomand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5211">
            <text:p>75211</text:p>
          </table:table-cell>
          <table:table-cell office:value-type="string">
            <text:p>toma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3510">
            <text:p>63510</text:p>
          </table:table-cell>
          <table:table-cell office:value-type="string">
            <text:p>top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4301">
            <text:p>34301</text:p>
          </table:table-cell>
          <table:table-cell office:value-type="string">
            <text:p>torne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6464">
            <text:p>56464</text:p>
          </table:table-cell>
          <table:table-cell office:value-type="string">
            <text:p>total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4794">
            <text:p>54794</text:p>
          </table:table-cell>
          <table:table-cell office:value-type="string">
            <text:p>totalment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4235">
            <text:p>34235</text:p>
          </table:table-cell>
          <table:table-cell office:value-type="string">
            <text:p>tou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8563">
            <text:p>48563</text:p>
          </table:table-cell>
          <table:table-cell office:value-type="string">
            <text:p>trabajand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5158">
            <text:p>75158</text:p>
          </table:table-cell>
          <table:table-cell office:value-type="string">
            <text:p>trabaja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80932">
            <text:p>180932</text:p>
          </table:table-cell>
          <table:table-cell office:value-type="string">
            <text:p>trabaj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563">
            <text:p>31563</text:p>
          </table:table-cell>
          <table:table-cell office:value-type="string">
            <text:p>tranqui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3361">
            <text:p>43361</text:p>
          </table:table-cell>
          <table:table-cell office:value-type="string">
            <text:p>tra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7985">
            <text:p>37985</text:p>
          </table:table-cell>
          <table:table-cell office:value-type="string">
            <text:p>trat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2836">
            <text:p>52836</text:p>
          </table:table-cell>
          <table:table-cell office:value-type="string">
            <text:p>trist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737">
            <text:p>31737</text:p>
          </table:table-cell>
          <table:table-cell office:value-type="string">
            <text:p>tsunami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36513">
            <text:p>836513</text:p>
          </table:table-cell>
          <table:table-cell office:value-type="string">
            <text:p>tu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86218">
            <text:p>186218</text:p>
          </table:table-cell>
          <table:table-cell office:value-type="string">
            <text:p>tu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2027">
            <text:p>52027</text:p>
          </table:table-cell>
          <table:table-cell office:value-type="string">
            <text:p>tuv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4029">
            <text:p>34029</text:p>
          </table:table-cell>
          <table:table-cell office:value-type="string">
            <text:p>tuv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3489">
            <text:p>43489</text:p>
          </table:table-cell>
          <table:table-cell office:value-type="string">
            <text:p>tuy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17965">
            <text:p>117965</text:p>
          </table:table-cell>
          <table:table-cell office:value-type="string">
            <text:p>tv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3152">
            <text:p>73152</text:p>
          </table:table-cell>
          <table:table-cell office:value-type="string">
            <text:p>tw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5873">
            <text:p>85873</text:p>
          </table:table-cell>
          <table:table-cell office:value-type="string">
            <text:p>tweet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3123">
            <text:p>73123</text:p>
          </table:table-cell>
          <table:table-cell office:value-type="string">
            <text:p>tweet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50880">
            <text:p>550880</text:p>
          </table:table-cell>
          <table:table-cell office:value-type="string">
            <text:p>twitte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9792">
            <text:p>39792</text:p>
          </table:table-cell>
          <table:table-cell office:value-type="string">
            <text:p>ud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0720">
            <text:p>40720</text:p>
          </table:table-cell>
          <table:table-cell office:value-type="string">
            <text:p>ud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3237">
            <text:p>33237</text:p>
          </table:table-cell>
          <table:table-cell office:value-type="string">
            <text:p>uh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2049">
            <text:p>42049</text:p>
          </table:table-cell>
          <table:table-cell office:value-type="string">
            <text:p>ultim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3509">
            <text:p>33509</text:p>
          </table:table-cell>
          <table:table-cell office:value-type="string">
            <text:p>últim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6316">
            <text:p>66316</text:p>
          </table:table-cell>
          <table:table-cell office:value-type="string">
            <text:p>ultim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6681">
            <text:p>56681</text:p>
          </table:table-cell>
          <table:table-cell office:value-type="string">
            <text:p>últim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374951">
            <text:p>2374951</text:p>
          </table:table-cell>
          <table:table-cell office:value-type="string">
            <text:p>un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7355">
            <text:p>77355</text:p>
          </table:table-cell>
          <table:table-cell office:value-type="string">
            <text:p>una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1240">
            <text:p>51240</text:p>
          </table:table-cell>
          <table:table-cell office:value-type="string">
            <text:p>unic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5916">
            <text:p>55916</text:p>
          </table:table-cell>
          <table:table-cell office:value-type="string">
            <text:p>únic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44759">
            <text:p>144759</text:p>
          </table:table-cell>
          <table:table-cell office:value-type="string">
            <text:p>uno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1749">
            <text:p>71749</text:p>
          </table:table-cell>
          <table:table-cell office:value-type="string">
            <text:p>uruguay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5907">
            <text:p>65907</text:p>
          </table:table-cell>
          <table:table-cell office:value-type="string">
            <text:p>us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4404">
            <text:p>64404</text:p>
          </table:table-cell>
          <table:table-cell office:value-type="string">
            <text:p>usa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3039">
            <text:p>53039</text:p>
          </table:table-cell>
          <table:table-cell office:value-type="string">
            <text:p>us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8165">
            <text:p>48165</text:p>
          </table:table-cell>
          <table:table-cell office:value-type="string">
            <text:p>usted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9141">
            <text:p>89141</text:p>
          </table:table-cell>
          <table:table-cell office:value-type="string">
            <text:p>ustede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19680">
            <text:p>619680</text:p>
          </table:table-cell>
          <table:table-cell office:value-type="string">
            <text:p>v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7604">
            <text:p>87604</text:p>
          </table:table-cell>
          <table:table-cell office:value-type="string">
            <text:p>vacacione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3414">
            <text:p>73414</text:p>
          </table:table-cell>
          <table:table-cell office:value-type="string">
            <text:p>val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02840">
            <text:p>402840</text:p>
          </table:table-cell>
          <table:table-cell office:value-type="string">
            <text:p>vamo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27325">
            <text:p>227325</text:p>
          </table:table-cell>
          <table:table-cell office:value-type="string">
            <text:p>va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6099">
            <text:p>46099</text:p>
          </table:table-cell>
          <table:table-cell office:value-type="string">
            <text:p>vario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26017">
            <text:p>226017</text:p>
          </table:table-cell>
          <table:table-cell office:value-type="string">
            <text:p>va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9185">
            <text:p>69185</text:p>
          </table:table-cell>
          <table:table-cell office:value-type="string">
            <text:p>vay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7291">
            <text:p>77291</text:p>
          </table:table-cell>
          <table:table-cell office:value-type="string">
            <text:p>v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47251">
            <text:p>147251</text:p>
          </table:table-cell>
          <table:table-cell office:value-type="string">
            <text:p>vece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6544">
            <text:p>76544</text:p>
          </table:table-cell>
          <table:table-cell office:value-type="string">
            <text:p>vemo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9874">
            <text:p>39874</text:p>
          </table:table-cell>
          <table:table-cell office:value-type="string">
            <text:p>ve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2369">
            <text:p>42369</text:p>
          </table:table-cell>
          <table:table-cell office:value-type="string">
            <text:p>veni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6198">
            <text:p>46198</text:p>
          </table:table-cell>
          <table:table-cell office:value-type="string">
            <text:p>vent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68231">
            <text:p>168231</text:p>
          </table:table-cell>
          <table:table-cell office:value-type="string">
            <text:p>ve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73411">
            <text:p>673411</text:p>
          </table:table-cell>
          <table:table-cell office:value-type="string">
            <text:p>ve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2316">
            <text:p>62316</text:p>
          </table:table-cell>
          <table:table-cell office:value-type="string">
            <text:p>veran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22043">
            <text:p>222043</text:p>
          </table:table-cell>
          <table:table-cell office:value-type="string">
            <text:p>verdad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5443">
            <text:p>35443</text:p>
          </table:table-cell>
          <table:table-cell office:value-type="string">
            <text:p>versió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0798">
            <text:p>30798</text:p>
          </table:table-cell>
          <table:table-cell office:value-type="string">
            <text:p>vert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2761">
            <text:p>52761</text:p>
          </table:table-cell>
          <table:table-cell office:value-type="string">
            <text:p>ve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98529">
            <text:p>398529</text:p>
          </table:table-cell>
          <table:table-cell office:value-type="string">
            <text:p>vez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65534">
            <text:p>165534</text:p>
          </table:table-cell>
          <table:table-cell office:value-type="string">
            <text:p>vi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52452">
            <text:p>252452</text:p>
          </table:table-cell>
          <table:table-cell office:value-type="string">
            <text:p>vi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05928">
            <text:p>305928</text:p>
          </table:table-cell>
          <table:table-cell office:value-type="string">
            <text:p>ví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1153">
            <text:p>71153</text:p>
          </table:table-cell>
          <table:table-cell office:value-type="string">
            <text:p>viaj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3473">
            <text:p>33473</text:p>
          </table:table-cell>
          <table:table-cell office:value-type="string">
            <text:p>victori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77335">
            <text:p>377335</text:p>
          </table:table-cell>
          <table:table-cell office:value-type="string">
            <text:p>vid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30728">
            <text:p>330728</text:p>
          </table:table-cell>
          <table:table-cell office:value-type="string">
            <text:p>vide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46042">
            <text:p>146042</text:p>
          </table:table-cell>
          <table:table-cell office:value-type="string">
            <text:p>víde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2580">
            <text:p>52580</text:p>
          </table:table-cell>
          <table:table-cell office:value-type="string">
            <text:p>video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1480">
            <text:p>61480</text:p>
          </table:table-cell>
          <table:table-cell office:value-type="string">
            <text:p>viej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9405">
            <text:p>69405</text:p>
          </table:table-cell>
          <table:table-cell office:value-type="string">
            <text:p>viej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42530">
            <text:p>142530</text:p>
          </table:table-cell>
          <table:table-cell office:value-type="string">
            <text:p>viend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41601">
            <text:p>241601</text:p>
          </table:table-cell>
          <table:table-cell office:value-type="string">
            <text:p>vien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5137">
            <text:p>45137</text:p>
          </table:table-cell>
          <table:table-cell office:value-type="string">
            <text:p>vienen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5353">
            <text:p>35353</text:p>
          </table:table-cell>
          <table:table-cell office:value-type="string">
            <text:p>vient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0642">
            <text:p>200642</text:p>
          </table:table-cell>
          <table:table-cell office:value-type="string">
            <text:p>vierne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6602">
            <text:p>46602</text:p>
          </table:table-cell>
          <table:table-cell office:value-type="string">
            <text:p>vill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2817">
            <text:p>62817</text:p>
          </table:table-cell>
          <table:table-cell office:value-type="string">
            <text:p>vin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0034">
            <text:p>30034</text:p>
          </table:table-cell>
          <table:table-cell office:value-type="string">
            <text:p>visit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5922">
            <text:p>45922</text:p>
          </table:table-cell>
          <table:table-cell office:value-type="string">
            <text:p>vistaz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5556">
            <text:p>105556</text:p>
          </table:table-cell>
          <table:table-cell office:value-type="string">
            <text:p>vist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3232">
            <text:p>43232</text:p>
          </table:table-cell>
          <table:table-cell office:value-type="string">
            <text:p>vist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6994">
            <text:p>36994</text:p>
          </table:table-cell>
          <table:table-cell office:value-type="string">
            <text:p>viv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832">
            <text:p>31832</text:p>
          </table:table-cell>
          <table:table-cell office:value-type="string">
            <text:p>viv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5638">
            <text:p>65638</text:p>
          </table:table-cell>
          <table:table-cell office:value-type="string">
            <text:p>vivi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44906">
            <text:p>144906</text:p>
          </table:table-cell>
          <table:table-cell office:value-type="string">
            <text:p>viv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4170">
            <text:p>94170</text:p>
          </table:table-cell>
          <table:table-cell office:value-type="string">
            <text:p>volve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2601">
            <text:p>32601</text:p>
          </table:table-cell>
          <table:table-cell office:value-type="string">
            <text:p>volviend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76580">
            <text:p>776580</text:p>
          </table:table-cell>
          <table:table-cell office:value-type="string">
            <text:p>vo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374">
            <text:p>31374</text:p>
          </table:table-cell>
          <table:table-cell office:value-type="string">
            <text:p>votar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8931">
            <text:p>38931</text:p>
          </table:table-cell>
          <table:table-cell office:value-type="string">
            <text:p>vot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4182">
            <text:p>34182</text:p>
          </table:table-cell>
          <table:table-cell office:value-type="string">
            <text:p>vot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53160">
            <text:p>753160</text:p>
          </table:table-cell>
          <table:table-cell office:value-type="string">
            <text:p>voy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0312">
            <text:p>50312</text:p>
          </table:table-cell>
          <table:table-cell office:value-type="string">
            <text:p>voz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4369">
            <text:p>94369</text:p>
          </table:table-cell>
          <table:table-cell office:value-type="string">
            <text:p>vuelt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346">
            <text:p>31346</text:p>
          </table:table-cell>
          <table:table-cell office:value-type="string">
            <text:p>vuelv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4083">
            <text:p>64083</text:p>
          </table:table-cell>
          <table:table-cell office:value-type="string">
            <text:p>vuelv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5591">
            <text:p>55591</text:p>
          </table:table-cell>
          <table:table-cell office:value-type="string">
            <text:p>vuelv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20929">
            <text:p>120929</text:p>
          </table:table-cell>
          <table:table-cell office:value-type="string">
            <text:p>web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829">
            <text:p>31829</text:p>
          </table:table-cell>
          <table:table-cell office:value-type="string">
            <text:p>window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4305">
            <text:p>34305</text:p>
          </table:table-cell>
          <table:table-cell office:value-type="string">
            <text:p>work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5440">
            <text:p>75440</text:p>
          </table:table-cell>
          <table:table-cell office:value-type="string">
            <text:p>world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4462">
            <text:p>34462</text:p>
          </table:table-cell>
          <table:table-cell office:value-type="string">
            <text:p>wow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1990">
            <text:p>41990</text:p>
          </table:table-cell>
          <table:table-cell office:value-type="string">
            <text:p>wtf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9643">
            <text:p>39643</text:p>
          </table:table-cell>
          <table:table-cell office:value-type="string">
            <text:p>yendo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7564">
            <text:p>37564</text:p>
          </table:table-cell>
          <table:table-cell office:value-type="string">
            <text:p>yes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56254">
            <text:p>256254</text:p>
          </table:table-cell>
          <table:table-cell office:value-type="string">
            <text:p>youtub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1241">
            <text:p>41241</text:p>
          </table:table-cell>
          <table:table-cell office:value-type="string">
            <text:p>zona</text:p>
          </table:table-cell>
          <table:table-cell table:number-columns-repeated="2"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15">11/15/2011</text:date>, <text:time>21:25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11-15T21:25:03</dc:date>
    <dc:creator>Christian Mercado</dc:creator>
    <meta:document-statistic meta:table-count="1" meta:cell-count="4692" meta:object-count="0"/>
    <meta:generator>OpenOffice.org/3.2$Linux OpenOffice.org_project/320m12$Build-9483</meta:generator>
  </office:meta>
</office:document-meta>
</file>